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rdia New" svg:font-family="'Cordia Ne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CourierNewPSMT" svg:font-family="CourierNewPSMT" style:font-family-generic="roman" style:font-pitch="variable"/>
    <style:font-face style:name="CourierNewPSMT1" svg:font-family="CourierNewPSMT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1.3146in"/>
    </style:style>
    <style:style style:name="Table1.B" style:family="table-column">
      <style:table-column-properties style:column-width="0.9625in"/>
    </style:style>
    <style:style style:name="Table1.C" style:family="table-column">
      <style:table-column-properties style:column-width="1.7479in"/>
    </style:style>
    <style:style style:name="Table1.D" style:family="table-column">
      <style:table-column-properties style:column-width="1.3118in"/>
    </style:style>
    <style:style style:name="Table1.E" style:family="table-column">
      <style:table-column-properties style:column-width="1.31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1.6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HTML_20_Preformatted">
      <loext:graphic-properties draw:fill="solid" draw:fill-color="#f6f8ff"/>
      <style:paragraph-properties fo:background-color="#f6f8ff"/>
    </style:style>
    <style:style style:name="P4" style:family="paragraph" style:parent-style-name="HTML_20_Preformatted">
      <style:paragraph-properties fo:margin-left="0.25in" fo:margin-right="0in" fo:text-indent="0in" style:auto-text-indent="false"/>
    </style:style>
    <style:style style:name="P5" style:family="paragraph" style:parent-style-name="No_20_Spacing">
      <style:text-properties style:font-name="Courier New1" fo:font-size="10pt" style:font-size-asian="10pt" style:font-name-complex="Courier New2" style:font-size-complex="10pt"/>
    </style:style>
    <style:style style:name="P6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name-asian="Times New Roman1" style:font-size-asian="10pt" style:font-name-complex="Courier New2" style:font-size-complex="10pt"/>
    </style:style>
    <style:style style:name="P7" style:family="paragraph" style:parent-style-name="No_20_Spacing">
      <style:text-properties style:font-name="Courier New1" style:font-name-complex="Courier New2"/>
    </style:style>
    <style:style style:name="P8" style:family="paragraph" style:parent-style-name="No_20_Spacing">
      <style:text-properties style:font-name="Courier New1" fo:font-size="9pt" style:font-size-asian="9pt" style:font-name-complex="Courier New2" style:font-size-complex="9pt"/>
    </style:style>
    <style:style style:name="P9" style:family="paragraph" style:parent-style-name="No_20_Spacing">
      <style:text-properties style:font-name="Courier New1" fo:font-size="8pt" style:font-size-asian="8pt" style:font-name-complex="Courier New2" style:font-size-complex="8pt"/>
    </style:style>
    <style:style style:name="P10" style:family="paragraph" style:parent-style-name="No_20_Spacing">
      <style:text-properties style:text-line-through-style="solid" style:text-line-through-type="single"/>
    </style:style>
    <style:style style:name="P11" style:family="paragraph" style:parent-style-name="No_20_Spacing">
      <style:text-properties fo:color="#365f91" loext:opacity="100%" style:font-name="Cambria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365f91" loext:opacity="100%" style:font-name="Cambria" fo:font-size="14pt" fo:font-weight="bold" style:font-size-asian="14pt" style:font-weight-asian="bold" style:font-size-complex="14pt" style:font-weight-complex="bold"/>
    </style:style>
    <style:style style:name="P13" style:family="paragraph" style:parent-style-name="No_20_Spacing">
      <style:text-properties style:font-name="LM Mono 10" fo:font-size="10pt" fo:font-weight="bold" style:font-size-asian="10pt" style:font-weight-asian="bold" style:font-name-complex="Courier New2" style:font-size-complex="10pt" style:font-weight-complex="bold"/>
    </style:style>
    <style:style style:name="P14" style:family="paragraph" style:parent-style-name="No_20_Spacing">
      <style:text-properties style:font-name="LM Mono 10" fo:font-size="10pt" style:font-size-asian="10pt" style:font-name-complex="Courier New2" style:font-size-complex="10pt"/>
    </style:style>
    <style:style style:name="P15" style:family="paragraph" style:parent-style-name="No_20_Spacing">
      <style:text-properties style:font-name="LM Mono 10" fo:font-size="10pt" style:font-size-asian="10pt" style:font-size-complex="10pt"/>
    </style:style>
    <style:style style:name="P16" style:family="paragraph" style:parent-style-name="Standard">
      <style:text-properties style:font-name="LM Mono 10" fo:font-size="10pt" style:font-size-asian="10pt" style:font-size-complex="10pt"/>
    </style:style>
    <style:style style:name="P17" style:family="paragraph" style:parent-style-name="Normal_20__28_Web_29_">
      <style:paragraph-properties fo:margin-top="0.1945in" fo:margin-bottom="0in" style:contextual-spacing="false"/>
    </style:style>
    <style:style style:name="P18" style:family="paragraph" style:parent-style-name="Normal_20__28_Web_29_">
      <style:paragraph-properties fo:margin-top="0.1945in" fo:margin-bottom="0.1945in" style:contextual-spacing="false"/>
    </style:style>
    <style:style style:name="P19" style:family="paragraph" style:parent-style-name="line874">
      <style:paragraph-properties fo:margin-top="0.1945in" fo:margin-bottom="0.1945in" style:contextual-spacing="false"/>
    </style:style>
    <style:style style:name="P20" style:family="paragraph" style:parent-style-name="Normal_20__28_Web_29_">
      <style:paragraph-properties fo:margin-top="0.1945in" fo:margin-bottom="0.1665in" style:contextual-spacing="false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.1945in" fo:margin-bottom="0.1945in" style:contextual-spacing="false" fo:line-height="100%"/>
    </style:style>
    <style:style style:name="P23" style:family="paragraph" style:parent-style-name="Standard">
      <style:paragraph-properties fo:margin-top="0in" fo:margin-bottom="0in" style:contextual-spacing="false" fo:line-height="100%"/>
    </style:style>
    <style:style style:name="P24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5" style:family="paragraph" style:parent-style-name="Standard">
      <style:text-properties style:font-name="CourierNewPSMT" fo:font-size="8pt" style:font-size-asian="8pt" style:font-name-complex="CourierNewPSMT1" style:font-size-complex="8pt"/>
    </style:style>
    <style:style style:name="P26" style:family="paragraph" style:parent-style-name="Heading_20_1" style:list-style-name="WWNum3"/>
    <style:style style:name="P27" style:family="paragraph" style:parent-style-name="Heading_20_2" style:list-style-name="WWNum3"/>
    <style:style style:name="P28" style:family="paragraph" style:parent-style-name="No_20_Spacing">
      <style:text-properties style:font-name="Courier New1" style:font-name-complex="Courier New2"/>
    </style:style>
    <style:style style:name="P29" style:family="paragraph" style:parent-style-name="No_20_Spacing">
      <style:text-properties style:font-name="Courier New1" fo:font-size="10pt" style:font-size-asian="10pt" style:font-name-complex="Courier New2" style:font-size-complex="10pt"/>
    </style:style>
    <style:style style:name="P30" style:family="paragraph" style:parent-style-name="No_20_Spacing">
      <style:text-properties style:font-name="Courier New1" fo:font-size="9pt" style:font-size-asian="9pt" style:font-name-complex="Courier New2" style:font-size-complex="9pt"/>
    </style:style>
    <style:style style:name="P31" style:family="paragraph" style:parent-style-name="No_20_Spacing">
      <style:text-properties style:font-name="Courier New1" fo:font-size="8pt" style:font-size-asian="8pt" style:font-name-complex="Courier New2" style:font-size-complex="8pt"/>
    </style:style>
    <style:style style:name="P32" style:family="paragraph" style:parent-style-name="No_20_Spacing">
      <style:text-properties style:font-name="LM Mono 10" fo:font-size="10pt" style:font-size-asian="10pt" style:font-name-complex="Courier New2" style:font-size-complex="10pt"/>
    </style:style>
    <style:style style:name="P33" style:family="paragraph" style:parent-style-name="Normal_20__28_Web_29_" style:list-style-name="WWNum9">
      <style:paragraph-properties fo:margin-top="0.1945in" fo:margin-bottom="0.0799in" style:contextual-spacing="false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1">
      <style:paragraph-properties fo:margin-top="0.1945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1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WWNum1">
      <style:paragraph-properties fo:margin-top="0in" fo:margin-bottom="0.194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name-asian="Times New Roman1" style:font-size-asian="10pt" style:font-name-complex="Courier New2" style:font-size-complex="10pt"/>
    </style:style>
    <style:style style:name="P40" style:family="paragraph" style:parent-style-name="Standard">
      <style:paragraph-properties fo:margin-top="0.0799in" fo:margin-bottom="0.2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name-asian="Times New Roman1" style:font-size-asian="10pt" style:font-name-complex="Courier New2" style:font-size-complex="10pt"/>
    </style:style>
    <style:style style:name="P41" style:family="paragraph" style:parent-style-name="Standard">
      <style:text-properties style:font-name="Courier New1" fo:font-size="10pt" style:font-name-asian="Times New Roman1" style:font-size-asian="10pt" style:font-name-complex="Courier New2" style:font-size-complex="10pt"/>
    </style:style>
    <style:style style:name="P42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fo:font-weight="bold" style:font-name-asian="Times New Roman1" style:font-size-asian="10pt" style:font-weight-asian="bold" style:font-name-complex="Courier New2" style:font-size-complex="10pt" style:font-weight-complex="bold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Courier New1" fo:font-size="9pt" style:font-size-asian="9pt" style:font-name-complex="Courier New2" style:font-size-complex="9pt"/>
    </style:style>
    <style:style style:name="P44" style:family="paragraph" style:parent-style-name="Standard">
      <style:text-properties style:font-name="CourierNewPSMT" fo:font-size="7pt" style:font-size-asian="7pt" style:font-name-complex="CourierNewPSMT1" style:font-size-complex="7pt"/>
    </style:style>
    <style:style style:name="P45" style:family="paragraph" style:parent-style-name="Standard">
      <style:text-properties style:font-name="CourierNewPSMT" fo:font-size="8pt" style:font-size-asian="8pt" style:font-name-complex="CourierNewPSMT1" style:font-size-complex="8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background-color="#ffff00"/>
    </style:style>
    <style:style style:name="P47" style:family="paragraph" style:parent-style-name="Standard">
      <style:text-properties fo:color="#333333" loext:opacity="100%" style:font-name="Arial" fo:background-color="#ffffff" style:font-name-complex="Arial1"/>
    </style:style>
    <style:style style:name="P48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solid" style:text-line-through-type="single" style:font-name="Courier New1" fo:font-size="10pt" style:font-name-asian="Times New Roman1" style:font-size-asian="10pt" style:font-name-complex="Courier New2" style:font-size-complex="10pt"/>
    </style:style>
    <style:style style:name="T1" style:family="text">
      <style:text-properties style:font-name="Courier New1" fo:font-size="10pt" style:font-name-asian="Times New Roman1" style:font-size-asian="10pt" style:font-name-complex="Courier New2" style:font-size-complex="10pt"/>
    </style:style>
    <style:style style:name="T2" style:family="text">
      <style:text-properties style:font-name="Courier New1" fo:font-size="10pt" fo:font-weight="bold" style:font-name-asian="Times New Roman1" style:font-size-asian="10pt" style:font-weight-asian="bold" style:font-name-complex="Courier New2" style:font-size-complex="10pt" style:font-weight-complex="bold"/>
    </style:style>
    <style:style style:name="T3" style:family="text">
      <style:text-properties style:font-name="Courier New1" fo:font-size="10pt" style:font-size-asian="10pt" style:font-name-complex="Courier New2" style:font-size-complex="10pt"/>
    </style:style>
    <style:style style:name="T4" style:family="text">
      <style:text-properties style:font-name="Courier New1" fo:font-size="10pt" style:text-underline-style="solid" style:text-underline-width="auto" style:text-underline-color="font-color" style:font-name-asian="Times New Roman1" style:font-size-asian="10pt" style:font-name-complex="Courier New2" style:font-size-complex="10pt"/>
    </style:style>
    <style:style style:name="T5" style:family="text">
      <style:text-properties style:font-name="Courier New1" fo:font-size="9pt" style:font-size-asian="9pt" style:font-name-complex="Courier New2" style:font-size-complex="9pt"/>
    </style:style>
    <style:style style:name="T6" style:family="text">
      <style:text-properties style:font-name="Courier New1" fo:font-size="9pt" fo:background-color="#ffff00" loext:char-shading-value="0" style:font-size-asian="9pt" style:font-name-complex="Courier New2" style:font-size-complex="9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Calibri1" style:font-weight-asian="bold" style:font-weight-complex="bold"/>
    </style:style>
    <style:style style:name="T11" style:family="text">
      <style:text-properties style:font-name-asian="Calibri1"/>
    </style:style>
    <style:style style:name="T12" style:family="text">
      <style:text-properties style:text-line-through-style="solid" style:text-line-through-type="single" style:font-name="Courier New1" fo:font-size="10pt" style:font-name-asian="Times New Roman1" style:font-size-asian="10pt" style:font-name-complex="Courier New2" style:font-size-complex="10pt"/>
    </style:style>
    <style:style style:name="T13" style:family="text">
      <style:text-properties style:text-line-through-style="solid" style:text-line-through-type="single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20" loext:opacity="100%"/>
    </style:style>
    <style:style style:name="T15" style:family="text">
      <style:text-properties fo:color="#308080" loext:opacity="100%"/>
    </style:style>
    <style:style style:name="T16" style:family="text">
      <style:text-properties style:use-window-font-color="true" loext:opacity="0%" style:font-name="Cordia New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background-color="#ffff00" loext:char-shading-value="0"/>
    </style:style>
    <style:style style:name="T20" style:family="text">
      <style:text-properties fo:color="#333333" loext:opacity="100%" style:font-name="Arial" fo:background-color="#ffffff" loext:char-shading-value="0" style:font-name-complex="Arial1"/>
    </style:style>
    <style:style style:name="T21" style:family="text">
      <style:text-properties fo:color="#333333" loext:opacity="100%" style:font-name="Arial" fo:font-size="14pt" fo:font-weight="bold" fo:background-color="#ffffff" loext:char-shading-value="0" style:font-size-asian="14pt" style:font-weight-asian="bold" style:font-name-complex="Arial1" style:font-size-complex="14pt" style:font-weight-complex="bold"/>
    </style:style>
    <style:style style:name="T22" style:family="text">
      <style:text-properties style:font-name="LM Mono 10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398_3693788041" text:style-name="Index_20_Link" text:visited-style-name="Index_20_Link">1. Resources<text:tab/>2</text:a></text:p>
          <text:p text:style-name="P1"><text:a xlink:type="simple" xlink:href="#__RefHeading___Toc3400_3693788041" text:style-name="Index_20_Link" text:visited-style-name="Index_20_Link">2. Machines and Packages<text:tab/>2</text:a></text:p>
          <text:p text:style-name="P1"><text:a xlink:type="simple" xlink:href="#__RefHeading___Toc3402_3693788041" text:style-name="Index_20_Link" text:visited-style-name="Index_20_Link">3. Users<text:tab/>3</text:a></text:p>
          <text:p text:style-name="P1"><text:a xlink:type="simple" xlink:href="#__RefHeading___Toc3404_3693788041" text:style-name="Index_20_Link" text:visited-style-name="Index_20_Link">4. NTP &amp; Time Sync<text:tab/>3</text:a></text:p>
          <text:p text:style-name="P1"><text:a xlink:type="simple" xlink:href="#__RefHeading___Toc3406_3693788041" text:style-name="Index_20_Link" text:visited-style-name="Index_20_Link">5. DNS Setup<text:tab/>4</text:a></text:p>
          <text:p text:style-name="P1"><text:a xlink:type="simple" xlink:href="#__RefHeading___Toc3408_3693788041" text:style-name="Index_20_Link" text:visited-style-name="Index_20_Link">5.1. Need to Setup the DNS Servers for Kerberos<text:tab/>4</text:a></text:p>
          <text:p text:style-name="P1"><text:a xlink:type="simple" xlink:href="#__RefHeading___Toc3410_3693788041" text:style-name="Index_20_Link" text:visited-style-name="Index_20_Link">5.2. Testing DNS Setup<text:tab/>4</text:a></text:p>
          <text:p text:style-name="P1"><text:a xlink:type="simple" xlink:href="#__RefHeading___Toc3412_3693788041" text:style-name="Index_20_Link" text:visited-style-name="Index_20_Link">6. Kerberos<text:tab/>4</text:a></text:p>
          <text:p text:style-name="P2"><text:a xlink:type="simple" xlink:href="#__RefHeading___Toc3414_3693788041" text:style-name="Index_20_Link" text:visited-style-name="Index_20_Link">6.1. Installation of MIT Kerberos KDC on Debian<text:tab/>4</text:a></text:p>
          <text:p text:style-name="P1"><text:a xlink:type="simple" xlink:href="#__RefHeading___Toc3416_3693788041" text:style-name="Index_20_Link" text:visited-style-name="Index_20_Link">6.1.1. Testing MIT Kerb on Debian<text:tab/>5</text:a></text:p>
          <text:p text:style-name="P1"><text:a xlink:type="simple" xlink:href="#__RefHeading___Toc3418_3693788041" text:style-name="Index_20_Link" text:visited-style-name="Index_20_Link">6.2. Installation of Heimdal Kerberos KDC on OpenBSD<text:tab/>5</text:a></text:p>
          <text:p text:style-name="P1"><text:a xlink:type="simple" xlink:href="#__RefHeading___Toc3420_3693788041" text:style-name="Index_20_Link" text:visited-style-name="Index_20_Link">6.3. Adding Hosts on OpenBSD/Heimdal<text:tab/>6</text:a></text:p>
          <text:p text:style-name="P1"><text:a xlink:type="simple" xlink:href="#__RefHeading___Toc3422_3693788041" text:style-name="Index_20_Link" text:visited-style-name="Index_20_Link">6.4. Adding Hosts on Linux/MIT<text:tab/>6</text:a></text:p>
          <text:p text:style-name="P1"><text:a xlink:type="simple" xlink:href="#__RefHeading___Toc3424_3693788041" text:style-name="Index_20_Link" text:visited-style-name="Index_20_Link">6.5. Add NFS Entries<text:tab/>6</text:a></text:p>
          <text:p text:style-name="P1"><text:a xlink:type="simple" xlink:href="#__RefHeading___Toc3426_3693788041" text:style-name="Index_20_Link" text:visited-style-name="Index_20_Link">6.6. Adding Samba entries<text:tab/>7</text:a></text:p>
          <text:p text:style-name="P1"><text:a xlink:type="simple" xlink:href="#__RefHeading___Toc3428_3693788041" text:style-name="Index_20_Link" text:visited-style-name="Index_20_Link">6.7. Adding Users on Linux/MIT<text:tab/>7</text:a></text:p>
          <text:p text:style-name="P2"><text:a xlink:type="simple" xlink:href="#__RefHeading___Toc3430_3693788041" text:style-name="Index_20_Link" text:visited-style-name="Index_20_Link">6.8. <text:s/>Slave kerberos2.setup<text:tab/>8</text:a></text:p>
          <text:p text:style-name="P2"><text:a xlink:type="simple" xlink:href="#__RefHeading___Toc3432_3693788041" text:style-name="Index_20_Link" text:visited-style-name="Index_20_Link">6.9. Push the database from master with hprop:<text:tab/>8</text:a></text:p>
          <text:p text:style-name="P2"><text:a xlink:type="simple" xlink:href="#__RefHeading___Toc3434_3693788041" text:style-name="Index_20_Link" text:visited-style-name="Index_20_Link">6.10. Kerberos Client Setup<text:tab/>9</text:a></text:p>
          <text:p text:style-name="P1"><text:a xlink:type="simple" xlink:href="#__RefHeading___Toc3436_3693788041" text:style-name="Index_20_Link" text:visited-style-name="Index_20_Link">6.10.1. Kerberos Client Setup on Debian<text:tab/>9</text:a></text:p>
          <text:p text:style-name="P1"><text:a xlink:type="simple" xlink:href="#__RefHeading___Toc3438_3693788041" text:style-name="Index_20_Link" text:visited-style-name="Index_20_Link">6.10.2. Kerberos Client Setup on Ubuntu<text:tab/>10</text:a></text:p>
          <text:p text:style-name="P1"><text:a xlink:type="simple" xlink:href="#__RefHeading___Toc3440_3693788041" text:style-name="Index_20_Link" text:visited-style-name="Index_20_Link">6.10.3. Kerberized SSH on Linux Hosts<text:tab/>11</text:a></text:p>
          <text:p text:style-name="P1"><text:a xlink:type="simple" xlink:href="#__RefHeading___Toc3442_3693788041" text:style-name="Index_20_Link" text:visited-style-name="Index_20_Link">6.10.4. Windows Kerberos Client Setup<text:tab/>11</text:a></text:p>
          <text:p text:style-name="P1"><text:a xlink:type="simple" xlink:href="#__RefHeading___Toc3444_3693788041" text:style-name="Index_20_Link" text:visited-style-name="Index_20_Link">6.11. Kerberized Programs<text:tab/>12</text:a></text:p>
          <text:p text:style-name="P1"><text:a xlink:type="simple" xlink:href="#__RefHeading___Toc3446_3693788041" text:style-name="Index_20_Link" text:visited-style-name="Index_20_Link">6.11.1. Kerberized Telnet<text:tab/>12</text:a></text:p>
          <text:p text:style-name="P1"><text:a xlink:type="simple" xlink:href="#__RefHeading___Toc3448_3693788041" text:style-name="Index_20_Link" text:visited-style-name="Index_20_Link">7. Samba<text:tab/>12</text:a></text:p>
          <text:p text:style-name="P2"><text:a xlink:type="simple" xlink:href="#__RefHeading___Toc3450_3693788041" text:style-name="Index_20_Link" text:visited-style-name="Index_20_Link">7.1. Installation of Samba<text:tab/>12</text:a></text:p>
          <text:p text:style-name="P2"><text:a xlink:type="simple" xlink:href="#__RefHeading___Toc3452_3693788041" text:style-name="Index_20_Link" text:visited-style-name="Index_20_Link">7.2. <text:s/>Adding Samba Users<text:tab/>13</text:a></text:p>
          <text:p text:style-name="P1"><text:a xlink:type="simple" xlink:href="#__RefHeading___Toc3456_3693788041" text:style-name="Index_20_Link" text:visited-style-name="Index_20_Link">8. NFSv4 Exports<text:tab/>13</text:a></text:p>
          <text:p text:style-name="P2"><text:soft-page-break/><text:a xlink:type="simple" xlink:href="#__RefHeading___Toc3458_3693788041" text:style-name="Index_20_Link" text:visited-style-name="Index_20_Link">8.1. Debian NFS Client<text:tab/>14</text:a></text:p>
          <text:p text:style-name="P2"><text:a xlink:type="simple" xlink:href="#__RefHeading___Toc3460_3693788041" text:style-name="Index_20_Link" text:visited-style-name="Index_20_Link">8.2. NFSv4 Server<text:tab/>14</text:a></text:p>
          <text:p text:style-name="P1"><text:a xlink:type="simple" xlink:href="#__RefHeading___Toc3462_3693788041" text:style-name="Index_20_Link" text:visited-style-name="Index_20_Link">9. LDAP<text:tab/>15</text:a></text:p>
          <text:p text:style-name="P1"><text:a xlink:type="simple" xlink:href="#__RefHeading___Toc3464_3693788041" text:style-name="Index_20_Link" text:visited-style-name="Index_20_Link">9.1. Debian LDAP Server<text:tab/>15</text:a></text:p>
          <text:p text:style-name="P1"><text:a xlink:type="simple" xlink:href="#__RefHeading___Toc3466_3693788041" text:style-name="Index_20_Link" text:visited-style-name="Index_20_Link">9.2. (Directory service) with TLS<text:tab/>16</text:a></text:p>
          <text:p text:style-name="P2"><text:a xlink:type="simple" xlink:href="#__RefHeading___Toc3468_3693788041" text:style-name="Index_20_Link" text:visited-style-name="Index_20_Link">ypldap -- YP map server using LDAP backend<text:tab/>21</text:a></text:p>
          <text:p text:style-name="P1"><text:a xlink:type="simple" xlink:href="#__RefHeading___Toc3470_3693788041" text:style-name="Index_20_Link" text:visited-style-name="Index_20_Link">More Kerberos Setup<text:tab/>22</text:a></text:p>
        </text:index-body>
      </text:table-of-content>
      <text:p text:style-name="Standard"/>
      <text:list xml:id="list3713732551" text:style-name="WWNum3">
        <text:list-item>
          <text:h text:style-name="P26" text:outline-level="1"><text:bookmark-start text:name="__RefHeading___Toc3398_3693788041"/><text:bookmark-start text:name="_Toc382918305"/>Resources<text:bookmark-end text:name="__RefHeading___Toc3398_3693788041"/><text:bookmark-end text:name="_Toc382918305"/></text:h>
        </text:list-item>
      </text:list>
      <text:p text:style-name="Standard"/>
      <text:p text:style-name="Standard"><text:a xlink:type="simple" xlink:href="http://www.debian-administration.org/articles/570" text:style-name="Internet_20_link" text:visited-style-name="Visited_20_Internet_20_Link">http://www.debian-administration.org/articles/570</text:a></text:p>
      <text:p text:style-name="Standard">http://techpubs.spinlocksolutions.com/dklar/kerberos.html</text:p>
      <text:p text:style-name="Standard">http://mindref.blogspot.com/2010/12/debian-kerberos-slave.html</text:p>
      <text:p text:style-name="Standard">http://mindref.blogspot.com/2010/12/kerberos-dns-discovery.html</text:p>
      <text:list xml:id="list91559055894418" text:continue-numbering="true" text:style-name="WWNum3">
        <text:list-item>
          <text:h text:style-name="P26" text:outline-level="1"><text:bookmark-start text:name="__RefHeading___Toc3400_3693788041"/><text:bookmark-start text:name="_Toc382918306"/>Machines and Packages<text:bookmark-end text:name="__RefHeading___Toc3400_3693788041"/><text:bookmark-end text:name="_Toc382918306"/></text:h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1">Hostname</text:p>
          </table:table-cell>
          <table:table-cell table:style-name="Table1.B1" office:value-type="string">
            <text:p text:style-name="P21">IP Address</text:p>
          </table:table-cell>
          <table:table-cell table:style-name="Table1.A1" office:value-type="string">
            <text:p text:style-name="P21">OS/Arch</text:p>
          </table:table-cell>
          <table:table-cell table:style-name="Table1.A1" office:value-type="string">
            <text:p text:style-name="P21">Roles</text:p>
          </table:table-cell>
          <table:table-cell table:style-name="Table1.A1" office:value-type="string">
            <text:p text:style-name="P21">Packages</text:p>
          </table:table-cell>
        </table:table-row>
        <table:table-row table:style-name="Table1.1">
          <table:table-cell table:style-name="Table1.A1" office:value-type="string">
            <text:p text:style-name="P21">Fubaria</text:p>
          </table:table-cell>
          <table:table-cell table:style-name="Table1.B1" office:value-type="string">
            <text:p text:style-name="P21">172.16.6.187</text:p>
          </table:table-cell>
          <table:table-cell table:style-name="Table1.A1" office:value-type="string">
            <text:p text:style-name="P21">Sparc x64, OpenBSD</text:p>
          </table:table-cell>
          <table:table-cell table:style-name="Table1.A1" office:value-type="string">
            <text:p text:style-name="P21">slave DNS, backup KDC</text:p>
          </table:table-cell>
          <table:table-cell table:style-name="Table1.A1" office:value-type="string">
            <text:p text:style-name="P21">named, kdc</text:p>
          </table:table-cell>
        </table:table-row>
        <table:table-row table:style-name="Table1.1">
          <table:table-cell table:style-name="Table1.A1" office:value-type="string">
            <text:p text:style-name="P21">darwin</text:p>
          </table:table-cell>
          <table:table-cell table:style-name="Table1.B1" office:value-type="string">
            <text:p text:style-name="P21">172.16.6.189</text:p>
          </table:table-cell>
          <table:table-cell table:style-name="Table1.A1" office:value-type="string">
            <text:p text:style-name="P21">Sparc x64, FreeBSD</text:p>
          </table:table-cell>
          <table:table-cell table:style-name="Table1.A1" office:value-type="string">
            <text:p text:style-name="P21">MIT Kerberos KDC</text:p>
          </table:table-cell>
          <table:table-cell table:style-name="Table1.A1" office:value-type="string">
            <text:p text:style-name="P21">kdc, kadmind, kpasswdd</text:p>
          </table:table-cell>
        </table:table-row>
        <table:table-row table:style-name="Table1.1">
          <table:table-cell table:style-name="Table1.A1" office:value-type="string">
            <text:p text:style-name="P21">gigantor</text:p>
          </table:table-cell>
          <table:table-cell table:style-name="Table1.B1" office:value-type="string">
            <text:p text:style-name="P21">172.16.6.2</text:p>
          </table:table-cell>
          <table:table-cell table:style-name="Table1.A1" office:value-type="string">
            <text:p text:style-name="P21">X86/win2k3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>Netlab1</text:p>
          </table:table-cell>
          <table:table-cell table:style-name="Table1.B1" office:value-type="string">
            <text:p text:style-name="P21">172.16.6.3</text:p>
          </table:table-cell>
          <table:table-cell table:style-name="Table1.A1" office:value-type="string">
            <text:p text:style-name="P21">Sparc x64, Debian Wheezy</text:p>
          </table:table-cell>
          <table:table-cell table:style-name="Table1.A1" office:value-type="string">
            <text:p text:style-name="P21">LDAP Server, Samba PDC</text:p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>Netlab2</text:p>
          </table:table-cell>
          <table:table-cell table:style-name="Table1.B1" office:value-type="string">
            <text:p text:style-name="P21">172.16.6.31</text:p>
          </table:table-cell>
          <table:table-cell table:style-name="Table1.A1" office:value-type="string">
            <text:p text:style-name="P21">Sparc x64, Debian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>Nightshade</text:p>
          </table:table-cell>
          <table:table-cell table:style-name="Table1.B1" office:value-type="string">
            <text:p text:style-name="P21">172.16.6.185</text:p>
          </table:table-cell>
          <table:table-cell table:style-name="Table1.A1" office:value-type="string">
            <text:p text:style-name="P21">X86_64, debian wheezy</text:p>
          </table:table-cell>
          <table:table-cell table:style-name="Table1.A1" office:value-type="string">
            <text:p text:style-name="P21">client</text:p>
          </table:table-cell>
          <table:table-cell table:style-name="Table1.A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1">lanparty</text:p>
          </table:table-cell>
          <table:table-cell table:style-name="Table1.B1" office:value-type="string">
            <text:p text:style-name="P21">172.16.6.6</text:p>
          </table:table-cell>
          <table:table-cell table:style-name="Table1.A1" office:value-type="string">
            <text:p text:style-name="P21">X86_64, Ubuntu 13.10</text:p>
          </table:table-cell>
          <table:table-cell table:style-name="Table1.A1" office:value-type="string">
            <text:p text:style-name="P21">Minecraft server, NFS exports, file server</text:p>
          </table:table-cell>
          <table:table-cell table:style-name="Table1.A1" office:value-type="string"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OpenAFS</text:p>
      <text:p text:style-name="Standard">OpenLDAP has to have support for SASL and GSSAPI. <text:span text:style-name="comment-copy">SASL can use GSSAPI to extend it's auth mechanisms. </text:span>SASL and GSSAPI are frameworks that various authentication providers can be plugged into, for example Kerberos or NTLM. </text:p>
      <text:p text:style-name="P34">Here's an example to help make this a little clearer (brutally simplified for clarity's sake):</text:p>
      <text:list xml:id="list1408587244" text:style-name="WWNum1">
        <text:list-item>
          <text:p text:style-name="P35">Client connects to server and says, "I support SASL! How should I authenticate myself?"</text:p>
        </text:list-item>
        <text:list-item>
          <text:p text:style-name="P36">Server receives the connection and responds, "I also support SASL, and can use these mechanisms, in descending order of preference: GSSAPI, CRAM-MD5, PLAIN."</text:p>
        </text:list-item>
        <text:list-item>
          <text:p text:style-name="P36">Client responds, "Of the choices, I'd like to use GSSAPI."</text:p>
        </text:list-item>
        <text:list-item>
          <text:p text:style-name="P36">Server responds "GSSAPI? Capital. I support Kerberos and NTLM."</text:p>
        </text:list-item>
        <text:list-item>
          <text:p text:style-name="P37">Client responds "Let's use Kerberos. Here's my encrypted ticket etc. etc."</text:p>
        </text:list-item>
      </text:list>
      <text:p text:style-name="Standard"/>
      <text:list xml:id="list91558728530510" text:continue-list="list91559055894418" text:style-name="WWNum3">
        <text:list-item>
          <text:h text:style-name="P26" text:outline-level="1"><text:bookmark-start text:name="__RefHeading___Toc3402_3693788041"/><text:bookmark-start text:name="_Toc382918307"/>Users<text:bookmark-end text:name="__RefHeading___Toc3402_3693788041"/><text:bookmark-end text:name="_Toc382918307"/></text:h>
        </text:list-item>
      </text:list>
      <text:p text:style-name="Standard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1">Name</text:p>
          </table:table-cell>
          <table:table-cell table:style-name="Table2.A1" office:value-type="string">
            <text:p text:style-name="P21">UID</text:p>
          </table:table-cell>
          <table:table-cell table:style-name="Table2.A1" office:value-type="string">
            <text:p text:style-name="P21">Groups(GId)</text:p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1">Franklin</text:p>
          </table:table-cell>
          <table:table-cell table:style-name="Table2.A1" office:value-type="string">
            <text:p text:style-name="P21">1000</text:p>
          </table:table-cell>
          <table:table-cell table:style-name="Table2.A1" office:value-type="string">
            <text:p text:style-name="P21">1000(users),</text:p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1">alex</text:p>
          </table:table-cell>
          <table:table-cell table:style-name="Table2.A1" office:value-type="string">
            <text:p text:style-name="P21">1010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1">ethan</text:p>
          </table:table-cell>
          <table:table-cell table:style-name="Table2.A1" office:value-type="string">
            <text:p text:style-name="P21">1009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1">Fubaria</text:p>
          </table:table-cell>
          <table:table-cell table:style-name="Table2.A1" office:value-type="string">
            <text:p text:style-name="P21">1012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</table:table>
      <text:p text:style-name="No_20_Spacing">franklin:x:1000:1000:franklin,,,:/home/franklin:/bin/bash</text:p>
      <text:p text:style-name="No_20_Spacing">userftp:x:1001:1001::/home/FTP-shared:/bin/false</text:p>
      <text:p text:style-name="No_20_Spacing">minecraft:x:1002:60::/home/minecraft:/bin/bash</text:p>
      <text:p text:style-name="No_20_Spacing">armagetronad:x:1003:1003::/home/armagetronad:/bin/sh</text:p>
      <text:p text:style-name="No_20_Spacing">l4d:x:1004:60::/home/l4d:/bin/bash</text:p>
      <text:p text:style-name="No_20_Spacing">kenf:x:1005:1002:Ken Felix,,,:/home/kenf:/bin/bash</text:p>
      <text:p text:style-name="No_20_Spacing">ossec:x:1006:1004::/usr/local/var/ossec:/bin/false</text:p>
      <text:p text:style-name="No_20_Spacing">ossecm:x:1007:1004::/usr/local/var/ossec:/bin/false</text:p>
      <text:p text:style-name="No_20_Spacing">ossecr:x:1008:1004::/usr/local/var/ossec:/bin/false</text:p>
      <text:p text:style-name="No_20_Spacing">fubaria:x:1012:1007:fubaria,,,:/home/fubaria:/bin/bash</text:p>
      <text:p text:style-name="No_20_Spacing">phreakinggeek:x:1013:1007:a man,,,:/home/phreakinggeek:/bin/bash</text:p>
      <text:p text:style-name="No_20_Spacing">tf2server:x:1014:1009:Team Fortress 2,,,:/home/tf2server:/bin/bash</text:p>
      <text:p text:style-name="No_20_Spacing"/>
      <text:p text:style-name="No_20_Spacing">useradd -d /home/ethan -g fubaria -M -p ed1tty -s /bin/bash –u 1009 ethan</text:p>
      <text:p text:style-name="No_20_Spacing">useradd -d /home/alex -g fubaria -M –p alexdiaz02 -s /bin/bash –u 1010 alex</text:p>
      <text:p text:style-name="No_20_Spacing"><text:soft-page-break/>useradd -d /home/fubaria -g fubaria -M -p fub2002 -s /bin/bash -u 1012 fubaria</text:p>
      <text:p text:style-name="No_20_Spacing">useradd -d /home/phreakinggeek -g fubaria -M -p phr3ak -s /bin/bash -u 1013 phreakinggeek</text:p>
      <text:p text:style-name="No_20_Spacing">useradd -d /home/laura -g fubaria -M -p Macur1z -s /bin/bash -u 1015 laura</text:p>
      <text:p text:style-name="No_20_Spacing"/>
      <text:list xml:id="list91559354805756" text:continue-numbering="true" text:style-name="WWNum3">
        <text:list-item>
          <text:h text:style-name="P26" text:outline-level="1"><text:bookmark-start text:name="__RefHeading___Toc3404_3693788041"/><text:bookmark-start text:name="_Toc382918308"/>NTP &amp; Time Sync<text:bookmark-end text:name="__RefHeading___Toc3404_3693788041"/><text:bookmark-end text:name="_Toc382918308"/></text:h>
        </text:list-item>
      </text:list>
      <text:p text:style-name="Standard"/>
      <text:p text:style-name="Standard">apt-get install ntp</text:p>
      <text:p text:style-name="Standard">ntpq -p</text:p>
      <text:list xml:id="list91559196511901" text:continue-numbering="true" text:style-name="WWNum3">
        <text:list-item>
          <text:h text:style-name="P26" text:outline-level="1"><text:bookmark-start text:name="__RefHeading___Toc3406_3693788041"/><text:bookmark-start text:name="_Toc382918309"/>DNS Setup<text:bookmark-end text:name="__RefHeading___Toc3406_3693788041"/><text:bookmark-end text:name="_Toc382918309"/></text:h>
        </text:list-item>
      </text:list>
      <text:p text:style-name="Standard"/>
      <text:p text:style-name="Standard">NOTE: The command “<text:span text:style-name="T9">hostname –f” should return FQDN on all machines. </text:span>A common reason is that the /etc/hosts file contains a line with "127.0.0.1 nfsclient1 localhost.localdomain localhost" or similar.</text:p>
      <text:list xml:id="list91560264065362" text:continue-numbering="true" text:style-name="WWNum3">
        <text:list-item>
          <text:list>
            <text:list-item>
              <text:h text:style-name="P26" text:outline-level="1"><text:bookmark-start text:name="__RefHeading___Toc3408_3693788041"/><text:bookmark-start text:name="_Toc382918310"/>Need to Setup the DNS Servers for Kerberos<text:bookmark-end text:name="__RefHeading___Toc3408_3693788041"/><text:bookmark-end text:name="_Toc382918310"/></text:h>
            </text:list-item>
          </text:list>
        </text:list-item>
      </text:list>
      <text:p text:style-name="Standard">The DNS servers need to have special entries for Kerberos. Add this to the forward lookup file. </text:p>
      <text:p text:style-name="P7">kerberos <text:s text:c="15"/>IN CNAME <text:s text:c="7"/>darwin.bitsmasher.net.</text:p>
      <text:p text:style-name="P7">kerberos1 <text:s text:c="14"/>IN CNAME <text:s text:c="7"/>darwin.bitsmasher.net.</text:p>
      <text:p text:style-name="P7">kerberos2 <text:s text:c="14"/>IN CNAME <text:s text:c="7"/>fubaria.bitsmasher.net.</text:p>
      <text:p text:style-name="P7">_kerberos <text:s text:c="14"/>IN TXT <text:s text:c="9"/>BITSMASHER.NET</text:p>
      <text:p text:style-name="P7">_kerberos._udp <text:s text:c="9"/>IN SRV 00 00 08 darwin.bitsmasher.net.</text:p>
      <text:p text:style-name="P7">; _kerberos._udp <text:s text:c="7"/>IN SRV 10 00 88 fubaria.bitsmasher.net.</text:p>
      <text:p text:style-name="P7">_kerberos._tcp <text:s text:c="9"/>IN SRV 00 00 88 darwin.bitsmasher.net.</text:p>
      <text:p text:style-name="P7">;_kerberos._tcp <text:s text:c="8"/>IN SRV 10 00 88 fubaria.bitsmasher.net.</text:p>
      <text:p text:style-name="P7">; designate the master KDC:</text:p>
      <text:p text:style-name="P7">_kerberos-master._udp <text:s text:c="2"/>IN SRV 00 00 88 darwin.bitsmasher.net.</text:p>
      <text:p text:style-name="P7">; designate the kadmind server</text:p>
      <text:p text:style-name="P7">_kerberos-adm._tcp <text:s text:c="5"/>IN SRV 00 00 749 darwin.bitsmasher.net.</text:p>
      <text:p text:style-name="P7">; designate the kpasswdd server</text:p>
      <text:p text:style-name="P7">_kpasswd._udp <text:s text:c="10"/>IN SRV 00 00 464 darwin.bitsmasher.net.</text:p>
      <text:p text:style-name="P7">_ldap._tcp.dc._msdcs <text:s text:c="3"/>SRV <text:s text:c="4"/>0 0 636 gigantor.bitsmasher.net.</text:p>
      <text:p text:style-name="Standard"/>
      <text:p text:style-name="Standard">Make sure you can resolve both keyserver aliases from a third machine before you proceed. </text:p>
      <text:list xml:id="list91559389383767" text:continue-numbering="true" text:style-name="WWNum3">
        <text:list-item>
          <text:list>
            <text:list-item>
              <text:h text:style-name="P26" text:outline-level="1"><text:bookmark-start text:name="__RefHeading___Toc3410_3693788041"/><text:bookmark-start text:name="_Toc382918311"/>Testing DNS Setup<text:bookmark-end text:name="__RefHeading___Toc3410_3693788041"/><text:bookmark-end text:name="_Toc382918311"/></text:h>
            </text:list-item>
          </text:list>
        </text:list-item>
      </text:list>
      <text:p text:style-name="Standard"/>
      <text:p text:style-name="No_20_Spacing">root@darwin:/root&gt; getent hosts badreligion</text:p>
      <text:p text:style-name="No_20_Spacing"><text:soft-page-break/>172.16.6.50 <text:s text:c="6"/>badreligion.bitsmasher.net</text:p>
      <text:p text:style-name="No_20_Spacing">root@darwin:/root&gt; getent hosts 172.16.6.50</text:p>
      <text:p text:style-name="No_20_Spacing">172.16.6.50 <text:s text:c="6"/>badreligion.bitsmasher.net</text:p>
      <text:list xml:id="list91559084437455" text:continue-numbering="true" text:style-name="WWNum3">
        <text:list-item>
          <text:h text:style-name="P26" text:outline-level="1"><text:bookmark-start text:name="__RefHeading___Toc3412_3693788041"/><text:bookmark-start text:name="_Toc382918312"/>Kerberos<text:bookmark-end text:name="__RefHeading___Toc3412_3693788041"/><text:bookmark-end text:name="_Toc382918312"/></text:h>
          <text:list>
            <text:list-item>
              <text:h text:style-name="P27" text:outline-level="2"><text:bookmark-start text:name="__RefHeading___Toc3414_3693788041"/><text:bookmark-start text:name="_Toc382918313"/>Installation of MIT Kerberos KDC on Debian<text:bookmark-end text:name="__RefHeading___Toc3414_3693788041"/><text:bookmark-end text:name="_Toc382918313"/></text:h>
            </text:list-item>
          </text:list>
        </text:list-item>
      </text:list>
      <text:p text:style-name="Standard"/>
      <text:p text:style-name="P6">sudo apt-get install krb5-{admin-server,kdc}</text:p>
      <text:p text:style-name="P24"><text:span text:style-name="HTML_20_Code"><text:span text:style-name="T10">sudo mkdir /var/log/kerberos</text:span></text:span></text:p>
      <text:p text:style-name="Standard"/>
      <text:p text:style-name="Standard">To the end of <text:span text:style-name="HTML_20_Code"><text:span text:style-name="T11">/etc/krb5.conf:</text:span></text:span></text:p>
      <text:p text:style-name="HTML_20_Preformatted">[logging]<text:line-break/><text:tab/>kdc = <text:a xlink:type="simple" xlink:href="../../../../../..//var/log/kerberos/krb5kdc.log" text:style-name="Internet_20_link" text:visited-style-name="Visited_20_Internet_20_Link"><text:span text:style-name="Internet_20_link">FILE:/var/log/kerberos/krb5kdc.log</text:span></text:a><text:line-break/><text:tab/>admin_server = <text:a xlink:type="simple" xlink:href="../../../../../..//var/log/kerberos/kadmin.log" text:style-name="Internet_20_link" text:visited-style-name="Visited_20_Internet_20_Link"><text:span text:style-name="Internet_20_link">FILE:/var/log/kerberos/kadmin.log</text:span></text:a><text:line-break/><text:tab/>default = <text:a xlink:type="simple" xlink:href="../../../../../..//var/log/kerberos/krb5lib.log" text:style-name="Internet_20_link" text:visited-style-name="Visited_20_Internet_20_Link"><text:span text:style-name="Internet_20_link">FILE:/var/log/kerberos/krb5lib.log</text:span></text:a></text:p>
      <text:p text:style-name="Standard"/>
      <text:p text:style-name="Standard">Start the kadmin daemon:</text:p>
      <text:p text:style-name="No_20_Spacing">root@nightshade:/var/log# ps aux | grep kadmind</text:p>
      <text:p text:style-name="No_20_Spacing">root <text:s text:c="5"/>2900 <text:s/>0.0 <text:s/>0.0 <text:s/>41704 <text:s text:c="4"/>0 ? <text:s text:c="7"/>Ss <text:s text:c="3"/>2013 <text:s text:c="2"/>0:00 /usr/sbin/kadmind -P /var/run/kadmind.pid</text:p>
      <text:p text:style-name="No_20_Spacing"/>
      <text:p text:style-name="No_20_Spacing">Or restart:</text:p>
      <text:p text:style-name="No_20_Spacing"/>
      <text:p text:style-name="No_20_Spacing"><text:span text:style-name="HTML_20_Code"><text:span text:style-name="T10">invoke-rc.d krb5-admin-server restart</text:span></text:span></text:p>
      <text:p text:style-name="No_20_Spacing"><text:span text:style-name="HTML_20_Code"><text:span text:style-name="T10">invoke-rc.d krb5-kdc restart</text:span></text:span></text:p>
      <text:list xml:id="list91560277026560" text:continue-numbering="true" text:style-name="WWNum3">
        <text:list-item>
          <text:list>
            <text:list-item>
              <text:list>
                <text:list-item>
                  <text:h text:style-name="P26" text:outline-level="1"><text:bookmark-start text:name="__RefHeading___Toc3416_3693788041"/><text:bookmark-start text:name="_Toc382918314"/>Testing MIT Kerb on Debian<text:bookmark-end text:name="__RefHeading___Toc3416_3693788041"/><text:bookmark-end text:name="_Toc382918314"/></text:h>
                </text:list-item>
              </text:list>
            </text:list-item>
          </text:list>
        </text:list-item>
      </text:list>
      <text:p text:style-name="Standard"/>
      <text:p text:style-name="No_20_Spacing">root@nightshade:/etc# kadmin.local</text:p>
      <text:p text:style-name="No_20_Spacing">Authenticating as principal root/admin@BITSMASHER.NET with password.</text:p>
      <text:p text:style-name="No_20_Spacing">kadmin.local: <text:s/>listprincs</text:p>
      <text:p text:style-name="P24"><text:span text:style-name="T1">kadmin.local: <text:s/></text:span><text:span text:style-name="T2">addprinc root/admin</text:span></text:p>
      <text:p text:style-name="No_20_Spacing"/>
      <text:list xml:id="list91559655284683" text:continue-numbering="true" text:style-name="WWNum3">
        <text:list-item>
          <text:list>
            <text:list-item>
              <text:h text:style-name="P26" text:outline-level="1"><text:bookmark-start text:name="__RefHeading___Toc3418_3693788041"/><text:bookmark-start text:name="_Toc382918315"/>Installation of Heimdal Kerberos KDC on OpenBSD<text:bookmark-end text:name="__RefHeading___Toc3418_3693788041"/><text:bookmark-end text:name="_Toc382918315"/></text:h>
            </text:list-item>
          </text:list>
        </text:list-item>
      </text:list>
      <text:p text:style-name="No_20_Spacing"/>
      <text:p text:style-name="No_20_Spacing"><text:s/>(Secure storage of user and machine passwords)</text:p>
      <text:p text:style-name="No_20_Spacing"/>
      <text:p text:style-name="P15">/etc/krb5.conf (FreeBSD)</text:p>
      <text:p text:style-name="P15">/usr/libexec/kdc --detach</text:p>
      <text:p text:style-name="Standard"><text:soft-page-break/><text:a xlink:type="simple" xlink:href="http://jurjenbokma.com/ApprenticesNotes/kerberos_on_OpenBSD.html" text:style-name="Internet_20_link" text:visited-style-name="Visited_20_Internet_20_Link"><text:span text:style-name="Internet_20_link"><text:span text:style-name="T22">http://jurjenbokma.com/ApprenticesNotes/kerberos_on_OpenBSD.html</text:span></text:span></text:a><text:span text:style-name="T22"> </text:span></text:p>
      <text:p text:style-name="P14">#/var/heimdal (on openbsd, FreeBSD) </text:p>
      <text:p text:style-name="P13"/>
      <text:p text:style-name="P14">#Do “tail –f /var/heimdal/kdc.log” on Darwin to debug KDC issues. </text:p>
      <text:p text:style-name="P14">mkdir /var/heimdal; kstash –random-key; kadmin -l init BITSMASHER.NET; </text:p>
      <text:p text:style-name="P14"># verify the key</text:p>
      <text:p text:style-name="P14">ktutil --keytab=/var/heimdal/m-key list</text:p>
      <text:p text:style-name="P14"># copy the key to the slave</text:p>
      <text:p text:style-name="P14"/>
      <text:p text:style-name="P14">root@darwin:/var/heimdal&gt; kadmin -l</text:p>
      <text:p text:style-name="P14">kadmin&gt; list *</text:p>
      <text:p text:style-name="P14">default</text:p>
      <text:p text:style-name="P14">kadmin/admin</text:p>
      <text:p text:style-name="P14">kadmin/hprop</text:p>
      <text:p text:style-name="P14">kadmin/changepw</text:p>
      <text:p text:style-name="P14">changepw/kerberos</text:p>
      <text:p text:style-name="P14">krbtgt/BITSMASHER.NET</text:p>
      <text:p text:style-name="P14"/>
      <text:p text:style-name="P14"/>
      <text:p text:style-name="P14"/>
      <text:p text:style-name="P14">Logs: </text:p>
      <text:p text:style-name="P14">/var/heimdal/kdc.log </text:p>
      <text:p text:style-name="P14">/var/heimdal/kadmind.log</text:p>
      <text:p text:style-name="P14"/>
      <text:list xml:id="list91559645370234" text:continue-numbering="true" text:style-name="WWNum3">
        <text:list-item>
          <text:list>
            <text:list-item>
              <text:h text:style-name="P26" text:outline-level="1"><text:bookmark-start text:name="__RefHeading___Toc3420_3693788041"/><text:bookmark-start text:name="_Toc382918316"/>Adding Hosts on OpenBSD/Heimdal<text:bookmark-end text:name="__RefHeading___Toc3420_3693788041"/><text:bookmark-end text:name="_Toc382918316"/></text:h>
            </text:list-item>
          </text:list>
        </text:list-item>
      </text:list>
      <text:p text:style-name="P5"/>
      <text:p text:style-name="P5">You have to create an entry for each host, then on the admin server, you export the keytab over to that box. This will allow for things like passwd-less SSH if they have done kinit.</text:p>
      <text:p text:style-name="P5"/>
      <text:p text:style-name="P5">root@darwin:/etc&gt; kadmin -l</text:p>
      <text:p text:style-name="P5">kadmin&gt; add --random-key host/fubaria.bitsmasher.net</text:p>
      <text:p text:style-name="P5">kadmin&gt; getprincs *</text:p>
      <text:p text:style-name="P5">host/fubaria.bitsmasher.net</text:p>
      <text:p text:style-name="P5"># extract a copy of the key to be placed on the principal</text:p>
      <text:p text:style-name="P5">kadmin&gt; ext --keytab=/etc/kerberosV/krb5.keytab host/fubaria.bitsmasher.net</text:p>
      <text:p text:style-name="P5">kadmin&gt; add --random-key host/gigantor.bitsmasher.net</text:p>
      <text:p text:style-name="P5">kadmin&gt; ext --keytab=/etc/krb5.keytab host/gigantor.bitsmasher.net</text:p>
      <text:p text:style-name="P5">kadmin&gt; add --random-key host/darwin.bitsmasher.net</text:p>
      <text:p text:style-name="P5">kadmin&gt; ext --keytab=/etc/krb5.keytab host/darwin.bitsmasher.net</text:p>
      <text:p text:style-name="P5"/>
      <text:p text:style-name="P5">root@darwin:/etc&gt; ktutil list</text:p>
      <text:p text:style-name="P5">FILE:/etc/krb5.keytab:</text:p>
      <text:p text:style-name="P5"/>
      <text:p text:style-name="P5"/>
      <text:list xml:id="list91559569155510" text:continue-numbering="true" text:style-name="WWNum3">
        <text:list-item>
          <text:list>
            <text:list-item>
              <text:h text:style-name="P26" text:outline-level="1"><text:bookmark-start text:name="__RefHeading___Toc3422_3693788041"/><text:bookmark-start text:name="_Toc382918317"/><text:soft-page-break/>Adding Hosts on Linux/MIT<text:bookmark-end text:name="__RefHeading___Toc3422_3693788041"/><text:bookmark-end text:name="_Toc382918317"/></text:h>
            </text:list-item>
          </text:list>
        </text:list-item>
      </text:list>
      <text:p text:style-name="Standard"/>
      <text:p text:style-name="Standard">kadmin: <text:s/>ank -kvno kvno -randkey host/badreligion.local.bitsmasher.net</text:p>
      <text:p text:style-name="Standard">kadmin: <text:s/>ank -kvno kvno -randkey nfs/mail.local.bitsmasher.net</text:p>
      <text:p text:style-name="Standard"/>
      <text:p text:style-name="No_20_Spacing">addprinc -kvno kvno -randkey cifs/lanparty.local.bitsmasher.net</text:p>
      <text:p text:style-name="No_20_Spacing">ktadd -e rc4-hmac:normal cifs/lanparty.local.bitsmasher.net</text:p>
      <text:list xml:id="list91559608966007" text:continue-numbering="true" text:style-name="WWNum3">
        <text:list-item>
          <text:list>
            <text:list-item>
              <text:h text:style-name="P26" text:outline-level="1"><text:bookmark-start text:name="__RefHeading___Toc3424_3693788041"/><text:bookmark-start text:name="_Toc382918318"/>Add NFS Entries<text:bookmark-end text:name="_Toc382918318"/> <text:bookmark-end text:name="__RefHeading___Toc3424_3693788041"/></text:h>
            </text:list-item>
          </text:list>
        </text:list-item>
      </text:list>
      <text:p text:style-name="Standard"/>
      <text:p text:style-name="No_20_Spacing">root@darwin:/root&gt; kadmin</text:p>
      <text:p text:style-name="No_20_Spacing">kadmin&gt; add --random-key nfs/nightshade.bitsmasher.net</text:p>
      <text:p text:style-name="No_20_Spacing">root/admin@BITSMASHER.NET's Password:</text:p>
      <text:p text:style-name="No_20_Spacing">Max ticket life [1 day]:</text:p>
      <text:p text:style-name="No_20_Spacing">Max renewable life [1 week]:</text:p>
      <text:p text:style-name="No_20_Spacing">Principal expiration time [never]:</text:p>
      <text:p text:style-name="No_20_Spacing">Password expiration time [never]:</text:p>
      <text:p text:style-name="No_20_Spacing">Attributes []:</text:p>
      <text:p text:style-name="P5"># extract a copy of the key to be placed on the principal</text:p>
      <text:p text:style-name="Standard">kadmin&gt; <text:span text:style-name="T3">ext --keytab=/etc/krb5.keytab </text:span><text:a xlink:type="simple" xlink:href="mailto:nfs/nightshade@BITSMASHER.NET" text:style-name="Internet_20_link" text:visited-style-name="Visited_20_Internet_20_Link"><text:span text:style-name="Internet_20_link">nfs/nightshade@BITSMASHER.NET</text:span></text:a></text:p>
      <text:p text:style-name="No_20_Spacing">root@darwin:/etc/kerberosV&gt; scp /etc/krb5.keytab 172.16.6.6:/etc</text:p>
      <text:p text:style-name="No_20_Spacing">root@172.16.6.6's password:</text:p>
      <text:p text:style-name="No_20_Spacing">krb5.keytab <text:s text:c="34"/>100% 6044 <text:s text:c="4"/>5.9KB/s <text:s text:c="2"/>00:00</text:p>
      <text:p text:style-name="No_20_Spacing"/>
      <text:p text:style-name="P34">Make sure only the root user can access the keytab: </text:p>
      <text:p text:style-name="P6">$ chown root:root /etc/krb5.keytab</text:p>
      <text:p text:style-name="P6">$ chmod 0600 /etc/krb5.keytab</text:p>
      <text:p text:style-name="No_20_Spacing"/>
      <text:list xml:id="list91560295482786" text:continue-numbering="true" text:style-name="WWNum3">
        <text:list-item>
          <text:list>
            <text:list-item>
              <text:h text:style-name="P26" text:outline-level="1"><text:bookmark-start text:name="__RefHeading___Toc3426_3693788041"/><text:bookmark-start text:name="_Toc382918319"/>Adding Samba entries<text:bookmark-end text:name="_Toc382918319"/> <text:bookmark-end text:name="__RefHeading___Toc3426_3693788041"/></text:h>
            </text:list-item>
          </text:list>
        </text:list-item>
      </text:list>
      <text:p text:style-name="Standard"/>
      <text:p text:style-name="Standard">kadmin&gt; add -r <text:a xlink:type="simple" xlink:href="mailto:cifs/netlab1.bitsmasher.net@BITSMASHER.NET" text:style-name="Internet_20_link" text:visited-style-name="Visited_20_Internet_20_Link"><text:span text:style-name="Internet_20_link">cifs/netlab1.bitsmasher.net@BITSMASHER.NET</text:span></text:a></text:p>
      <text:p text:style-name="P5"># extract a copy of the key to be placed on the principal</text:p>
      <text:p text:style-name="Standard">kadmin&gt; <text:span text:style-name="T3">ext --keytab=/etc/krb5.keytab */</text:span><text:a xlink:type="simple" xlink:href="mailto:netlab1.bitsmasher.net@BITSMASHER.NET" text:style-name="Internet_20_link" text:visited-style-name="Visited_20_Internet_20_Link"><text:span text:style-name="Internet_20_link">netlab1.bitsmasher.net@BITSMASHER.NET</text:span></text:a></text:p>
      <text:p text:style-name="Standard">root@darwin:/root&gt; ktutil --keytab=/etc/krb5.keytab list</text:p>
      <text:p text:style-name="Standard"><text:soft-page-break/></text:p>
      <text:p text:style-name="P34">Make sure only the root user can access the keytab: </text:p>
      <text:p text:style-name="P6">$ chown root:root /etc/krb5.keytab</text:p>
      <text:p text:style-name="P6">$ chmod 0600 /etc/krb5.keytab</text:p>
      <text:p text:style-name="Standard"/>
      <text:list xml:id="list91558579655598" text:continue-numbering="true" text:style-name="WWNum3">
        <text:list-item>
          <text:list>
            <text:list-item>
              <text:h text:style-name="P26" text:outline-level="1"><text:bookmark-start text:name="__RefHeading___Toc3428_3693788041"/><text:bookmark-start text:name="_Toc382918320"/>Adding Users on Linux/MIT<text:bookmark-end text:name="__RefHeading___Toc3428_3693788041"/><text:bookmark-end text:name="_Toc382918320"/></text:h>
            </text:list-item>
          </text:list>
        </text:list-item>
      </text:list>
      <text:p text:style-name="P5"/>
      <text:p text:style-name="P5">From nightshade:</text:p>
      <text:p text:style-name="P5"/>
      <text:p text:style-name="P5">kadmin: <text:s/>addprinc -kvno kvno -pw changeme adh4wk</text:p>
      <text:p text:style-name="P5">kadmin: ktadd –k /etc/krb5.keytab adh4wk</text:p>
      <text:p text:style-name="P5"/>
      <text:p text:style-name="P5">(now copy /etc/krb5.keytab to all the hosts)</text:p>
      <text:p text:style-name="P5"/>
      <text:list xml:id="list91559976614417" text:continue-numbering="true" text:style-name="WWNum3">
        <text:list-item>
          <text:list>
            <text:list-item>
              <text:h text:style-name="P27" text:outline-level="2"><text:bookmark-start text:name="__RefHeading___Toc3430_3693788041"/><text:s/><text:bookmark-start text:name="_Toc382918321"/>Slave kerberos2.setup<text:bookmark-end text:name="__RefHeading___Toc3430_3693788041"/><text:bookmark-end text:name="_Toc382918321"/></text:h>
            </text:list-item>
          </text:list>
        </text:list-item>
      </text:list>
      <text:p text:style-name="Standard">/etc/kerberosV/krb5.conf (OpenBSD)</text:p>
      <text:p text:style-name="P44">mkdir /var/heimdal</text:p>
      <text:p text:style-name="P25">/etc/rc.d/kdc -f start</text:p>
      <text:p text:style-name="P25">Add line to /etc/inetd.conf:</text:p>
      <text:p text:style-name="Standard">krb_prop <text:s text:c="7"/>stream <text:s/>tcp <text:s text:c="4"/>nowait <text:s/>root <text:s text:c="3"/>/usr/libexec/hpropd hpropd</text:p>
      <text:p text:style-name="Standard">Then restart it:</text:p>
      <text:p text:style-name="P25">/etc/rc.d/inetd reload</text:p>
      <text:list xml:id="list91559692983880" text:continue-numbering="true" text:style-name="WWNum3">
        <text:list-item>
          <text:list>
            <text:list-item>
              <text:h text:style-name="P27" text:outline-level="2"><text:bookmark-start text:name="__RefHeading___Toc3432_3693788041"/><text:bookmark-start text:name="_Toc382918322"/>Push the database from master with hprop:<text:bookmark-end text:name="__RefHeading___Toc3432_3693788041"/><text:bookmark-end text:name="_Toc382918322"/></text:h>
            </text:list-item>
          </text:list>
        </text:list-item>
      </text:list>
      <text:p text:style-name="Standard"/>
      <text:p text:style-name="Standard">Make use you are running hpropd on the slave Kerberos server now. From the master, you run this to push out the database:</text:p>
      <text:p text:style-name="P7"># create the hprop key on the master:</text:p>
      <text:p text:style-name="P7">kadmin&gt; add --random-key hprop/gigantor.bitsmasher.net</text:p>
      <text:p text:style-name="P7"># now export it to the keytab file</text:p>
      <text:p text:style-name="P7">kadmin&gt; ext --keytab=/etc/krb5.keytab hprop/gigantor.bitsmasher.net</text:p>
      <text:p text:style-name="P7"># transfer the keytab file to the slave:</text:p>
      <text:p text:style-name="P7">scp Darwin:/etc/krb5.keytab gigantor:/etc/kerberosV</text:p>
      <text:p text:style-name="P7"/>
      <text:p text:style-name="P8"># now try to send it over to the slave</text:p>
      <text:p text:style-name="P8">/usr/libexec/hprop -E kerberos2</text:p>
      <text:p text:style-name="P8"/>
      <text:p text:style-name="P8">Mar 21 22:52:25 gigantor hpropd[26491]: Connection from 172.16.6.189</text:p>
      <text:p text:style-name="P8">Mar 21 22:52:26 gigantor hpropd[26491]: Received 19 principals</text:p>
      <text:p text:style-name="Standard"><text:soft-page-break/></text:p>
      <text:p text:style-name="Standard"># add line to the cron on master</text:p>
      <text:p text:style-name="P25">*/15 * * * * /usr/libexec/hprop -E kerberos2</text:p>
      <text:p text:style-name="P25"/>
      <text:p text:style-name="P25">Needs to add the LDAP principals to the Kerberos database. </text:p>
      <text:p text:style-name="P22"><text:span text:style-name="T7">To use the GSSAPI mechanism with </text:span><text:span text:style-name="T8">slapd</text:span><text:span text:style-name="T7">(8) one must create a service key with a principal for </text:span><text:span text:style-name="T8">ldap</text:span><text:span text:style-name="T7"> service within the realm for the host on which the service runs. For example:</text:span></text:p>
      <text:p text:style-name="P6">kadmin&gt; add –r ldap/gigantor.bitsmasher.net</text:p>
      <text:p text:style-name="P22"><text:span text:style-name="T7">When </text:span><text:span text:style-name="T8">slapd</text:span><text:span text:style-name="T7">(8) runs, it must have access to this key. This is generally done by placing the key into a keytab, such as </text:span><text:span text:style-name="T1">/etc/krb5.keytab</text:span><text:span text:style-name="T7">.</text:span></text:p>
      <text:p text:style-name="P24"><text:span text:style-name="T3">kadmin&gt; ext --keytab=/etc/openldap/ldap.keytab </text:span><text:span text:style-name="T1">ldap/gigantor.bitsmasher.net</text:span></text:p>
      <text:p text:style-name="P25"/>
      <text:p text:style-name="Standard">To use the GSSAPI mechanism to authenticate to the directory, the user obtains a Ticket Granting Ticket (TGT) prior to running the LDAP client. When using OpenLDAP client tools, the user may mandate use of the GSSAPI mechanism by specifying <text:span text:style-name="HTML_20_Typewriter"><text:span text:style-name="T11">-Y GSSAPI</text:span></text:span> as a command option.</text:p>
      <text:p text:style-name="P22"><text:span text:style-name="T7">For the purposes of authentication and authorization, </text:span><text:span text:style-name="T8">slapd</text:span><text:span text:style-name="T7">(8) associates a non-mapped authentication request DN of the form:</text:span></text:p>
      <text:p text:style-name="P6"><text:s text:c="8"/>uid=&lt;principal&gt;,cn=&lt;realm&gt;,cn=gssapi,cn=auth</text:p>
      <text:p text:style-name="P22"><text:span text:style-name="T7">Continuing our example, a user with the Kerberos principal </text:span><text:span text:style-name="T1">kurt@EXAMPLE.COM</text:span><text:span text:style-name="T7"> would have the associated DN:</text:span></text:p>
      <text:p text:style-name="P6"><text:s text:c="8"/>uid=kurt,cn=example.com,cn=gssapi,cn=auth</text:p>
      <text:p text:style-name="P22"><text:span text:style-name="T7">and the principal </text:span><text:span text:style-name="T1">ursula@FOREIGN.REALM</text:span><text:span text:style-name="T7"> would have the associated DN:</text:span></text:p>
      <text:p text:style-name="P6"><text:s text:c="8"/>uid=ursula,cn=foreign.realm,cn=gssapi,cn=auth</text:p>
      <text:h text:style-name="Heading_20_1" text:outline-level="1"/>
      <text:list xml:id="list91559669430295" text:continue-numbering="true" text:style-name="WWNum3">
        <text:list-item>
          <text:list>
            <text:list-item>
              <text:h text:style-name="P27" text:outline-level="2"><text:bookmark-start text:name="__RefHeading___Toc3434_3693788041"/><text:bookmark-start text:name="_Toc382918323"/>Kerberos Client Setup<text:bookmark-end text:name="__RefHeading___Toc3434_3693788041"/><text:bookmark-end text:name="_Toc382918323"/></text:h>
            </text:list-item>
          </text:list>
        </text:list-item>
      </text:list>
      <text:p text:style-name="Standard"/>
      <text:p text:style-name="Standard"/>
      <text:list xml:id="list91559185885819" text:continue-numbering="true" text:style-name="WWNum3">
        <text:list-item>
          <text:list>
            <text:list-item>
              <text:list>
                <text:list-item>
                  <text:h text:style-name="P26" text:outline-level="1"><text:bookmark-start text:name="__RefHeading___Toc3436_3693788041"/><text:bookmark-start text:name="_Toc382918324"/><text:soft-page-break/>Kerberos Client Setup on Debian<text:bookmark-end text:name="__RefHeading___Toc3436_3693788041"/><text:bookmark-end text:name="_Toc382918324"/></text:h>
                </text:list-item>
              </text:list>
            </text:list-item>
          </text:list>
        </text:list-item>
      </text:list>
      <text:p text:style-name="Standard">Install the Kerberized telnet, rsh, rlogin, and ftp like so:</text:p>
      <text:p text:style-name="P24"><text:span text:style-name="T1">apt-get install krb5-clients </text:span>krb5-user</text:p>
      <text:p text:style-name="Standard"/>
      <text:p text:style-name="Standard">Set up an RSH server</text:p>
      <text:p text:style-name="P6">sudo apt-get install krb5-rsh-server</text:p>
      <text:p text:style-name="Standard"/>
      <text:p text:style-name="Standard"/>
      <text:p text:style-name="HTML_20_Preformatted"><text:bookmark text:name="line-2"/>Apt-get install libpam-krb5 libpam-smbpass <text:span text:style-name="HTML_20_Typewriter">libnss-ldap</text:span></text:p>
      <text:p text:style-name="HTML_20_Preformatted"/>
      <text:p text:style-name="HTML_20_Preformatted">Instead of using LDAP PAM as described in <text:a xlink:type="simple" xlink:href="https://wiki.debian.org/LDAP/PAM" text:style-name="Internet_20_link" text:visited-style-name="Visited_20_Internet_20_Link"><text:span text:style-name="Internet_20_link">LDAP/PAM</text:span></text:a>, set up PAM to authenticate using Kerberos. Install <text:span text:style-name="HTML_20_Typewriter">libpam-krb5</text:span> and then proceed to <text:span text:style-name="HTML_20_Typewriter">/usr/share/doc/libpam-krb5/README.Debian.gz</text:span> which has great directions to get going. If your Kerberos environment was properly set up above, then you should have logins working nicely.</text:p>
      <text:p text:style-name="Standard"/>
      <text:p text:style-name="Standard">/etc/ldap/ldap.conf</text:p>
      <text:p text:style-name="Standard"><text:span text:style-name="HTML_20_Typewriter"><text:span text:style-name="T11">/etc/libnss-ldap.conf</text:span></text:span></text:p>
      <text:p text:style-name="Standard">http://www.debian-administration.org/articles/284</text:p>
      <text:p text:style-name="Standard"><text:span text:style-name="HTML_20_Typewriter"><text:span text:style-name="T11">cacert.pem</text:span></text:span> is the file you want to distribute to your clients.</text:p>
      <text:p text:style-name="Standard">root@netlab1:/etc/ldap# scp /etc/ssl/certs/ca-certificates.crt 172.16.6.185:/etc/ssl/certs/</text:p>
      <text:p text:style-name="Standard">Test keys:</text:p>
      <text:p text:style-name="HTML_20_Preformatted">openssl x509 -in cacert.pem -noout -text </text:p>
      <text:p text:style-name="HTML_20_Preformatted">openssl x509 -in cacert.pem -noout -dates </text:p>
      <text:p text:style-name="HTML_20_Preformatted"><text:s/>openssl x509 -in cacert.pem -noout -purpose </text:p>
      <text:p text:style-name="Standard"/>
      <text:p text:style-name="Standard">TLSCACertificateFile <text:s text:c="3"/>/etc/ssl/certs/cacert.pem </text:p>
      <text:p text:style-name="Standard">TLSCertificateKeyFile <text:s text:c="2"/>/etc/ssl/private/server-key.pem (cat netlab1.privkey.pem netlab1.cert.pem &gt; netlab1-key.pem; mv netlab1-key.pem /etc/ssl/private/server-key.pem)</text:p>
      <text:p text:style-name="Standard">TLSCertificateFile <text:s text:c="5"/>/etc/ssl/certs/server-cert.pem (netlab1.cert.pem)</text:p>
      <text:p text:style-name="P23"><text:span text:style-name="T7"> <text:s/>A private key in </text:span><text:span text:style-name="T1">key.pem</text:span><text:span text:style-name="T7">. </text:span></text:p>
      <text:p text:style-name="P23"><text:span text:style-name="T7"> <text:s/>A certificate in </text:span><text:span text:style-name="T1">cert.pem</text:span><text:span text:style-name="T7">. </text:span></text:p>
      <text:p text:style-name="Standard"><text:span text:style-name="T7"> <text:s/>A combined private key and certificate in </text:span><text:span text:style-name="T1">key-cert.pem </text:span><text:span text:style-name="T7">.</text:span></text:p>
      <text:list xml:id="list91559154459940" text:continue-numbering="true" text:style-name="WWNum3">
        <text:list-item>
          <text:list>
            <text:list-item>
              <text:list>
                <text:list-item>
                  <text:h text:style-name="P26" text:outline-level="1"><text:bookmark-start text:name="__RefHeading___Toc3438_3693788041"/><text:bookmark-start text:name="_Toc382918325"/><text:soft-page-break/>Kerberos Client Setup on Ubuntu<text:bookmark-end text:name="_Toc382918325"/> <text:bookmark-end text:name="__RefHeading___Toc3438_3693788041"/></text:h>
                </text:list-item>
              </text:list>
            </text:list-item>
          </text:list>
        </text:list-item>
      </text:list>
      <text:p text:style-name="No_20_Spacing"/>
      <text:p text:style-name="No_20_Spacing"><text:a xlink:type="simple" xlink:href="https://help.ubuntu.com/10.04/serverguide/kerberos.html" text:style-name="Internet_20_link" text:visited-style-name="Visited_20_Internet_20_Link"><text:span text:style-name="Internet_20_link">https://help.ubuntu.com/10.04/serverguide/kerberos.html</text:span></text:a> </text:p>
      <text:p text:style-name="No_20_Spacing">sudo apt-get install heimdal-clients</text:p>
      <text:p text:style-name="No_20_Spacing"/>
      <text:p text:style-name="P42">dpkg-reconfigure krb5-config</text:p>
      <text:p text:style-name="No_20_Spacing"/>
      <text:p text:style-name="No_20_Spacing"/>
      <text:p text:style-name="No_20_Spacing">Suggested packages:</text:p>
      <text:p text:style-name="No_20_Spacing"><text:s text:c="2"/>heimdal-docs heimdal-kcm</text:p>
      <text:p text:style-name="No_20_Spacing">The following packages will be REMOVED:</text:p>
      <text:p text:style-name="No_20_Spacing"><text:s text:c="2"/>krb5-admin-server krb5-kdc krb5-user</text:p>
      <text:p text:style-name="No_20_Spacing">The following NEW packages will be installed:</text:p>
      <text:p text:style-name="No_20_Spacing"><text:s text:c="2"/>heimdal-clients libhdb9-heimdal libkadm5clnt7-heimdal libkadm5srv8-heimdal</text:p>
      <text:p text:style-name="No_20_Spacing"><text:s text:c="2"/>libkafs0-heimdal libotp0-heimdal libsl0-heimdal</text:p>
      <text:p text:style-name="No_20_Spacing">0 upgraded, 7 newly installed, 3 to remove and 15 not upgraded.</text:p>
      <text:p text:style-name="No_20_Spacing">Need to get 543 kB of archives.</text:p>
      <text:p text:style-name="No_20_Spacing">After this operation, 602 kB of additional disk space will be used.</text:p>
      <text:p text:style-name="No_20_Spacing">Do you want to continue [Y/n]? y</text:p>
      <text:p text:style-name="Standard"/>
      <text:list xml:id="list91558333507963" text:continue-numbering="true" text:style-name="WWNum3">
        <text:list-item>
          <text:list>
            <text:list-item>
              <text:list>
                <text:list-item>
                  <text:h text:style-name="P26" text:outline-level="1"><text:bookmark-start text:name="__RefHeading___Toc3440_3693788041"/><text:bookmark-start text:name="_Toc382918326"/>Kerberized SSH on Linux Hosts<text:bookmark-end text:name="__RefHeading___Toc3440_3693788041"/><text:bookmark-end text:name="_Toc382918326"/></text:h>
                </text:list-item>
              </text:list>
            </text:list-item>
          </text:list>
        </text:list-item>
      </text:list>
      <text:p text:style-name="P34">To enable native Kerberos authentication in OpenSSH, make sure the following commands are present in the sshd_config file (typically found at /etc/ssh):</text:p>
      <text:p text:style-name="P6">KerberosAuthentication yes</text:p>
      <text:p text:style-name="P6">GSSAPIAuthentication yes</text:p>
      <text:p text:style-name="P6">GSSAPICleanupCredentials yes</text:p>
      <text:p text:style-name="P34">Be sure to restart the SSH daemon after making these changes.</text:p>
      <text:p text:style-name="Standard">In the file /etc/ssh/ssh_config, make sure you have these set like so:</text:p>
      <text:p text:style-name="No_20_Spacing">GSSAPIAuthentication yes</text:p>
      <text:p text:style-name="No_20_Spacing">GSSAPIDelegateCredentials yes</text:p>
      <text:p text:style-name="Standard"/>
      <text:p text:style-name="Standard">For passwordless scp:</text:p>
      <text:p text:style-name="Standard">scp -o GSSAPIAuthentication=yes /etc/krb5.keytab netlab1:/etc</text:p>
      <text:list xml:id="list91558715640635" text:continue-numbering="true" text:style-name="WWNum3">
        <text:list-item>
          <text:list>
            <text:list-item>
              <text:list>
                <text:list-item>
                  <text:h text:style-name="P26" text:outline-level="1"><text:bookmark-start text:name="__RefHeading___Toc3442_3693788041"/><text:bookmark-start text:name="_Toc382918327"/>Windows Kerberos Client Setup<text:bookmark-end text:name="__RefHeading___Toc3442_3693788041"/><text:bookmark-end text:name="_Toc382918327"/></text:h>
                </text:list-item>
              </text:list>
            </text:list-item>
          </text:list>
        </text:list-item>
      </text:list>
      <text:p text:style-name="No_20_Spacing"/>
      <text:p text:style-name="No_20_Spacing">C:\Users\franklin&gt;ksetup /dumpstate</text:p>
      <text:p text:style-name="No_20_Spacing"><text:soft-page-break/>Machine is not configured to log on to an external KDC. <text:s/>Probably a workgroup member</text:p>
      <text:p text:style-name="No_20_Spacing">Failed to create Kerberos key: 5 (0x5)</text:p>
      <text:p text:style-name="No_20_Spacing"/>
      <text:p text:style-name="No_20_Spacing"/>
      <text:p text:style-name="No_20_Spacing">C:\Users\franklin&gt;ksetup /addkdc BITSMASHER.NET kerberos1.bitsmasher.net</text:p>
      <text:p text:style-name="No_20_Spacing">Failed to create Kerberos key: 5 (0x5)</text:p>
      <text:p text:style-name="No_20_Spacing">Failed to open Kerberos Key: 0x5</text:p>
      <text:p text:style-name="No_20_Spacing">Failed /AddKdc : 0xc0000001</text:p>
      <text:p text:style-name="No_20_Spacing"/>
      <text:p text:style-name="No_20_Spacing"/>
      <text:p text:style-name="No_20_Spacing">C:\Users\franklin&gt;kinit franklin@BITSMASHER.NET</text:p>
      <text:p text:style-name="No_20_Spacing">Password for franklin@BITSMASHER.NET:</text:p>
      <text:p text:style-name="No_20_Spacing"/>
      <text:p text:style-name="No_20_Spacing">C:\Users\franklin&gt;klist</text:p>
      <text:p text:style-name="No_20_Spacing"/>
      <text:p text:style-name="No_20_Spacing">Current LogonId is 0:0x86acd</text:p>
      <text:p text:style-name="No_20_Spacing"/>
      <text:p text:style-name="No_20_Spacing">Cached Tickets: (0)</text:p>
      <text:p text:style-name="No_20_Spacing"/>
      <text:list xml:id="list91559831359991" text:continue-numbering="true" text:style-name="WWNum3">
        <text:list-item>
          <text:list>
            <text:list-item>
              <text:h text:style-name="P26" text:outline-level="1"><text:bookmark-start text:name="__RefHeading___Toc3444_3693788041"/><text:bookmark-start text:name="_Toc382918328"/>Kerberized Programs<text:bookmark-end text:name="__RefHeading___Toc3444_3693788041"/><text:bookmark-end text:name="_Toc382918328"/></text:h>
            </text:list-item>
          </text:list>
        </text:list-item>
      </text:list>
      <text:p text:style-name="P8"/>
      <text:p text:style-name="P8">Using “ksu: instead of “su” </text:p>
      <text:p text:style-name="P8"/>
      <text:p text:style-name="P8"/>
      <text:h text:style-name="Heading_20_4" text:outline-level="4">Change password on OpenBSD</text:h>
      <text:p text:style-name="P8">root@gigantor:/var/run/saslauthd&gt; passwd -K root</text:p>
      <text:p text:style-name="P8">root@BITSMASHER.NET's Password:</text:p>
      <text:p text:style-name="P8">New password:</text:p>
      <text:p text:style-name="P8">Verifying - New password:</text:p>
      <text:p text:style-name="P8">Reply from server: Password changed</text:p>
      <text:p text:style-name="P8">root@gigantor:/var/run/saslauthd&gt;</text:p>
      <text:p text:style-name="P8"/>
      <text:h text:style-name="Heading_20_4" text:outline-level="4">Change Password on FreeBSD</text:h>
      <text:p text:style-name="No_20_Spacing">root@darwin:/etc/ssh&gt; kpasswd</text:p>
      <text:p text:style-name="No_20_Spacing">root@BITSMASHER.NET's Password:</text:p>
      <text:p text:style-name="No_20_Spacing">New password:</text:p>
      <text:p text:style-name="No_20_Spacing">Verifying - New password:</text:p>
      <text:p text:style-name="No_20_Spacing">Verify failure</text:p>
      <text:p text:style-name="No_20_Spacing">root@darwin:/etc/ssh&gt;</text:p>
      <text:p text:style-name="No_20_Spacing"/>
      <text:list xml:id="list91558908047016" text:continue-numbering="true" text:style-name="WWNum3">
        <text:list-item>
          <text:list>
            <text:list-item>
              <text:list>
                <text:list-item>
                  <text:h text:style-name="P26" text:outline-level="1"><text:bookmark-start text:name="__RefHeading___Toc3446_3693788041"/><text:bookmark-start text:name="_Toc382918329"/>Kerberized Telnet<text:bookmark-end text:name="__RefHeading___Toc3446_3693788041"/><text:bookmark-end text:name="_Toc382918329"/></text:h>
                </text:list-item>
              </text:list>
            </text:list-item>
          </text:list>
        </text:list-item>
      </text:list>
      <text:p text:style-name="No_20_Spacing"/>
      <text:p text:style-name="No_20_Spacing">http://www.stacken.kth.se/~thn/ktelnet/</text:p>
      <text:p text:style-name="Standard"/>
      <text:list xml:id="list91558897687193" text:continue-numbering="true" text:style-name="WWNum3">
        <text:list-item>
          <text:h text:style-name="P26" text:outline-level="1"><text:bookmark-start text:name="__RefHeading___Toc3448_3693788041"/><text:bookmark-start text:name="_Toc382918330"/><text:soft-page-break/>Samba<text:bookmark-end text:name="__RefHeading___Toc3448_3693788041"/><text:bookmark-end text:name="_Toc382918330"/></text:h>
          <text:list>
            <text:list-item>
              <text:h text:style-name="P27" text:outline-level="2"><text:bookmark-start text:name="__RefHeading___Toc3450_3693788041"/><text:bookmark-start text:name="_Toc382918331"/>Installation of Samba<text:bookmark-end text:name="_Toc382918331"/> <text:bookmark-end text:name="__RefHeading___Toc3450_3693788041"/></text:h>
            </text:list-item>
          </text:list>
        </text:list-item>
      </text:list>
      <text:p text:style-name="Standard"/>
      <text:p text:style-name="No_20_Spacing"><text:s text:c="520"/>addprinc -kvno kvno -randkey cifs/lanparty.local.bitsmasher.net</text:p>
      <text:p text:style-name="No_20_Spacing">ktadd -e rc4-hmac:normal cifs/lanparty.local.bitsmasher.net</text:p>
      <text:p text:style-name="Standard"/>
      <text:p text:style-name="Standard">Need to install samba-ldap tools. </text:p>
      <text:p text:style-name="Standard">FreeBSD: <text:a xlink:type="simple" xlink:href="http://www.Freshports.org/net/smbldap-tools" text:style-name="Internet_20_link" text:visited-style-name="Visited_20_Internet_20_Link"><text:span text:style-name="Internet_20_link">net/smbldap-tools</text:span></text:a></text:p>
      <text:p text:style-name="P23"/>
      <text:p text:style-name="P23">C:\Users\franklin&gt;nltest /dsgetdc:bitsmasher</text:p>
      <text:p text:style-name="P23"><text:s text:c="11"/>DC: \\GIGANTOR</text:p>
      <text:p text:style-name="P23"><text:s text:c="6"/>Address: \\GIGANTOR</text:p>
      <text:p text:style-name="P23"><text:s text:c="5"/>Dom Name: BITSMASHER</text:p>
      <text:p text:style-name="P23">The command completed successfully</text:p>
      <text:p text:style-name="P23"/>
      <text:p text:style-name="P23">root@gigantor:/var/log&gt; net rpc join -S gigantor -Uroot</text:p>
      <text:p text:style-name="P23">Enter root's password:</text:p>
      <text:p text:style-name="P23">Creation of workstation account failed</text:p>
      <text:p text:style-name="P23">Unable to join domain BITSMASHER.NET.</text:p>
      <text:p text:style-name="P23"/>
      <text:p text:style-name="P23">smbldap-useradd -t 0 -w gigantor$ </text:p>
      <text:p text:style-name="P23"/>
      <text:p text:style-name="P23">root@gigantor:/etc&gt; net rpc testjoin</text:p>
      <text:p text:style-name="P23">get_schannel_session_key: could not fetch trust account password for domain 'BITSMASHER.NET'</text:p>
      <text:p text:style-name="P23">net_rpc_join_ok: failed to get schannel session key from server GIGANTOR for domain BITSMASHER.NET. Error was NT_STATUS_CANT_ACCESS_DOMAIN_INFO</text:p>
      <text:p text:style-name="Standard">Join to domain 'BITSMASHER.NET' is not valid: NT_STATUS_CANT_ACCESS_DOMAIN_INFO</text:p>
      <text:list xml:id="list91559206334407" text:continue-numbering="true" text:style-name="WWNum3">
        <text:list-item>
          <text:list>
            <text:list-item>
              <text:h text:style-name="P27" text:outline-level="2"><text:bookmark-start text:name="__RefHeading___Toc3452_3693788041"/><text:s/><text:bookmark-start text:name="_Toc382918332"/>Adding Samba Users<text:bookmark-end text:name="__RefHeading___Toc3452_3693788041"/><text:bookmark-end text:name="_Toc382918332"/></text:h>
            </text:list-item>
          </text:list>
        </text:list-item>
      </text:list>
      <text:p text:style-name="Standard"/>
      <text:p text:style-name="Standard"><text:bookmark-start text:name="__RefHeading___Toc3454_3693788041"/><text:bookmark-start text:name="_Toc382918333"/>adduser username<text:bookmark-end text:name="_Toc382918333"/> <text:bookmark-end text:name="__RefHeading___Toc3454_3693788041"/></text:p>
      <text:p text:style-name="P6">smbpasswd -a username</text:p>
      <text:p text:style-name="P6">mkdir /home/samba/profiles/username</text:p>
      <text:p text:style-name="P6">chown username:users /home/samba/profiles/username</text:p>
      <text:p text:style-name="Standard"/>
      <text:p text:style-name="P23"/>
      <text:p text:style-name="Standard"/>
      <text:list xml:id="list91559229660172" text:continue-numbering="true" text:style-name="WWNum3">
        <text:list-item>
          <text:h text:style-name="P26" text:outline-level="1"><text:bookmark-start text:name="__RefHeading___Toc3456_3693788041"/><text:bookmark-start text:name="_Toc382918334"/><text:soft-page-break/>NFSv4 Exports<text:bookmark-end text:name="_Toc382918334"/> <text:bookmark-end text:name="__RefHeading___Toc3456_3693788041"/></text:h>
        </text:list-item>
      </text:list>
      <text:p text:style-name="P19">NFSv4 needs machine credentials for the server and every client, which wants to use the NFSv4 security features. Create the credentials for the nfs-server and all nfs-clients on the Kerberos KDC and distribute the extraced keys with scp to the destination </text:p>
      <text:p text:style-name="P19">To verify that you have the /nfs/host key, use the command “klist -e -k /etc/krb5.keytab”:</text:p>
      <text:p text:style-name="P6">klist -e -k -t /etc/krb5.keytab </text:p>
      <text:p text:style-name="P6"/>
      <text:p text:style-name="P24"><text:span text:style-name="T1">(Shows the “kvno” version number on all the keys. If you don’t have the latest, you will need to </text:span><text:span text:style-name="T12">run ktadd on the lagging host</text:span><text:span text:style-name="T1">copy the latest /etc/krb5.keytab from nightshade.</text:span></text:p>
      <text:p text:style-name="Standard"/>
      <text:p text:style-name="Standard">Quick Check:</text:p>
      <text:p text:style-name="Standard">klist -e -k -t /etc/krb5.keytab | grep BIT | cut -f4 -d' '| sort |uniq -c</text:p>
      <text:list xml:id="list91559445972737" text:continue-numbering="true" text:style-name="WWNum3">
        <text:list-item>
          <text:list>
            <text:list-item>
              <text:h text:style-name="P27" text:outline-level="2"><text:bookmark-start text:name="__RefHeading___Toc3458_3693788041"/><text:bookmark-start text:name="_Toc382918335"/>Debian NFS Client<text:bookmark-end text:name="__RefHeading___Toc3458_3693788041"/><text:bookmark-end text:name="_Toc382918335"/></text:h>
            </text:list-item>
          </text:list>
        </text:list-item>
      </text:list>
      <text:p text:style-name="Standard">If you make changes, be sure to:</text:p>
      <text:p text:style-name="P3"><text:span text:style-name="T14">sudo service nfs</text:span><text:span text:style-name="T15">-</text:span><text:span text:style-name="T14">kernel</text:span><text:span text:style-name="T15">-</text:span><text:span text:style-name="T14">server restart</text:span></text:p>
      <text:p text:style-name="Standard"/>
      <text:p text:style-name="Standard">First update the file “/etc/idmapd.conf “:</text:p>
      <text:p text:style-name="Standard"># line 6: uncomment and change to your domain name<text:line-break/>Domain = local.bitsmasher.net</text:p>
      <text:p text:style-name="Standard">Now restart “nfs-common”</text:p>
      <text:p text:style-name="No_20_Spacing">root@client:~# <text:s/>/etc/init.d/nfs-common restart </text:p>
      <text:p text:style-name="P10"/>
      <text:p text:style-name="No_20_Spacing">Try mounting the filesystem:</text:p>
      <text:p text:style-name="P10"/>
      <text:p text:style-name="No_20_Spacing">mount -t nfs4 -o sec=krb5 lanparty.local.bitsmasher.net:/export/home /home</text:p>
      <text:p text:style-name="Standard"/>
      <text:p text:style-name="Standard">Now fix /etc/fstab:</text:p>
      <text:p text:style-name="Standard">lanparty:/export/home <text:s text:c="2"/>/home <text:s text:c="2"/>nfs4 <text:s text:c="3"/>_netdev,auto <text:s/>0 <text:s/>0</text:p>
      <text:list xml:id="list91559533084633" text:continue-numbering="true" text:style-name="WWNum3">
        <text:list-item>
          <text:list>
            <text:list-item>
              <text:h text:style-name="P27" text:outline-level="2"><text:bookmark-start text:name="_Toc382918336"/><text:bookmark-start text:name="__RefHeading___Toc3460_3693788041"/><text:bookmark text:name="_GoBack"/>NFSv4 Server<text:bookmark-end text:name="_Toc382918336"/><text:bookmark-end text:name="__RefHeading___Toc3460_3693788041"/></text:h>
            </text:list-item>
          </text:list>
        </text:list-item>
      </text:list>
      <text:p text:style-name="No_20_Spacing"/>
      <text:p text:style-name="No_20_Spacing">You have to specify the server in the keytab and copy it to all machines first:</text:p>
      <text:p text:style-name="No_20_Spacing"/>
      <text:p text:style-name="No_20_Spacing">ank -kvno kvno -randkey nfs/lanparty.local.bitsmasher.net</text:p>
      <text:p text:style-name="No_20_Spacing"><text:soft-page-break/>ktadd -e rc4-hmac:normal nfs/lanparty.local.bitsmasher.net</text:p>
      <text:p text:style-name="No_20_Spacing"/>
      <text:p text:style-name="No_20_Spacing"/>
      <text:p text:style-name="Standard"><text:a xlink:type="simple" xlink:href="https://help.ubuntu.com/community/NFSv4Howto" text:style-name="Internet_20_link" text:visited-style-name="Visited_20_Internet_20_Link"><text:span text:style-name="Internet_20_link">https://help.ubuntu.com/community/NFSv4Howto</text:span></text:a> </text:p>
      <text:p text:style-name="HTML_20_Preformatted">Ubuntu: sudo apt-get install nfs-kernel-server nfs-common</text:p>
      <text:p text:style-name="HTML_20_Preformatted"/>
      <text:p text:style-name="HTML_20_Preformatted">root@lanparty:/var/log# mkdir /export</text:p>
      <text:p text:style-name="HTML_20_Preformatted">root@lanparty:/var/log# mkdir /export/home</text:p>
      <text:p text:style-name="HTML_20_Preformatted">root@lanparty:/var/log# mount --bind /home /export/home</text:p>
      <text:p text:style-name="Standard"><text:s/></text:p>
      <text:p text:style-name="Standard">You can configure the directories to be exported by adding them to the <text:span text:style-name="file">/etc/exports</text:span> file. Two lines for each export:</text:p>
      <text:p text:style-name="P41">/export/home 172.16.6.0/24(rw,nohide,insecure,no_subtree_check,async,anonuid=65534,anongid=65534)</text:p>
      <text:p text:style-name="P41">/export/home gss/krb5(rw,nohide,insecure,no_subtree_check,async,anonuid=65534,anongid=65534)</text:p>
      <text:p text:style-name="Standard"/>
      <text:p text:style-name="Standard">service nfs-kernel-server restart; service idmapd restart</text:p>
      <text:p text:style-name="P6">ufw allow from 172.16.6.0/24 to any port 2049</text:p>
      <text:p text:style-name="P6"/>
      <text:p text:style-name="P6">Edit /etc/default/nfs-common: </text:p>
      <text:p text:style-name="P6"/>
      <text:p text:style-name="P6"># Do you want to start the gssd daemon? It is required for Kerberos mounts.</text:p>
      <text:p text:style-name="P6">NEED_GSSD=YES</text:p>
      <text:p text:style-name="P6"># Start the idmapd daemon as it needed for NFSv4</text:p>
      <text:p text:style-name="P6">NEED_IDMAPD=YES</text:p>
      <text:p text:style-name="P6"/>
      <text:p text:style-name="P6">Edit /etc/idmapd.conf and set Domain = bitsmasher.net</text:p>
      <text:p text:style-name="P6"/>
      <text:p text:style-name="P38">You need the gss kernel modules on nfs-servers and nfs-clients. </text:p>
      <text:p text:style-name="P6"># modprobe rpcsec_gss_krb5 </text:p>
      <text:p text:style-name="P6"/>
      <text:p text:style-name="P6"/>
      <text:p text:style-name="P24">Enable SVCGSSD in nfs-kernel-server configuration:</text:p>
      <text:p text:style-name="P6">/etc/default/nfs-kernel-server</text:p>
      <text:p text:style-name="Standard"/>
      <text:p text:style-name="Standard">Now <text:s/>restart: <text:s/></text:p>
      <text:p text:style-name="Standard">service /etc/init.d/nfs-kernel-server restart</text:p>
      <text:p text:style-name="P12"/>
      <text:list xml:id="list91559321011060" text:continue-numbering="true" text:style-name="WWNum3">
        <text:list-item>
          <text:h text:style-name="P26" text:outline-level="1"><text:bookmark-start text:name="__RefHeading___Toc3462_3693788041"/><text:bookmark-start text:name="_Toc382918337"/><text:soft-page-break/>LDAP<text:bookmark-end text:name="_Toc382918337"/> <text:bookmark-end text:name="__RefHeading___Toc3462_3693788041"/></text:h>
          <text:list>
            <text:list-item>
              <text:h text:style-name="P26" text:outline-level="1"><text:bookmark-start text:name="__RefHeading___Toc3464_3693788041"/><text:bookmark-start text:name="_Toc382918338"/>Debian LDAP Server<text:bookmark-end text:name="__RefHeading___Toc3464_3693788041"/><text:bookmark-end text:name="_Toc382918338"/></text:h>
            </text:list-item>
          </text:list>
        </text:list-item>
      </text:list>
      <text:p text:style-name="P4">apt-get install slapd samba-doc <text:span text:style-name="HTML_20_Typewriter">ldap-utils </text:span>libnss-ldap <text:span text:style-name="HTML_20_Typewriter">phpldapadmin nslcd </text:span>gnutls-bin <text:span text:style-name="HTML_20_Typewriter">nscd</text:span></text:p>
      <text:p text:style-name="P17"/>
      <text:p text:style-name="P17"><text:a xlink:type="simple" xlink:href="https://wiki.debian.org/LDAP/OpenLDAPSetup" text:style-name="Internet_20_link" text:visited-style-name="Visited_20_Internet_20_Link"><text:span text:style-name="Internet_20_link">https://wiki.debian.org/LDAP/OpenLDAPSetup</text:span></text:a></text:p>
      <text:p text:style-name="Standard"><text:span text:style-name="Internet_20_link"><text:span text:style-name="T16">Verify the samba schema: </text:span></text:span></text:p>
      <text:p text:style-name="Standard"><text:span text:style-name="Internet_20_link"><text:span text:style-name="T16">ldapsearch -LLLQY EXTERNAL -H ldapi:/// -b cn=schema,cn=config "(objectClass=olcSchemaConfig)" dn</text:span></text:span></text:p>
      <text:p text:style-name="P17"><text:a xlink:type="simple" xlink:href="https://wiki.debian.org/LDAP/NSS" text:style-name="Internet_20_link" text:visited-style-name="Visited_20_Internet_20_Link"><text:span text:style-name="Internet_20_link">https://wiki.debian.org/LDAP/NSS</text:span></text:a> </text:p>
      <text:p text:style-name="HTML_20_Preformatted">apt-get install slapd samba-doc <text:span text:style-name="HTML_20_Typewriter">ldap-utils </text:span>libnss-ldap <text:span text:style-name="HTML_20_Typewriter">phpldapadmin nslcd </text:span>gnutls-bin <text:span text:style-name="HTML_20_Typewriter">nscd</text:span></text:p>
      <text:p text:style-name="HTML_20_Preformatted"/>
      <text:p text:style-name="HTML_20_Preformatted">Configure LDAP in /etc/nsswitch.conf</text:p>
      <text:p text:style-name="HTML_20_Preformatted"/>
      <text:p text:style-name="P17">view openldap config:</text:p>
      <text:p text:style-name="P17">ldapsearch -Y EXTERNAL -H ldapi:/// -b "cn=config" </text:p>
      <text:p text:style-name="P17"/>
      <text:p text:style-name="P18"><text:bookmark text:name="line-36"/><text:bookmark text:name="line-37"/>To modify configuration use the command: </text:p>
      <text:list xml:id="list2651946155" text:style-name="WWNum9">
        <text:list-item>
          <text:p text:style-name="P33">ldapmodify -Y EXTERNAL -H ldapi:/// -f &lt;file.ldif&gt;</text:p>
        </text:list-item>
      </text:list>
      <text:p text:style-name="P20"/>
      <text:p text:style-name="Standard"><text:a xlink:type="simple" xlink:href="http://172.16.6.3/phpldapadmin" text:style-name="Internet_20_link" text:visited-style-name="Visited_20_Internet_20_Link"><text:span text:style-name="Internet_20_link">http://172.16.6.3/phpldapadmin</text:span></text:a></text:p>
      <text:p text:style-name="Standard"/>
      <text:p text:style-name="Standard"><text:span text:style-name="HTML_20_Typewriter"><text:span text:style-name="T11">nslcd</text:span></text:span> should be restarted if any changes are made to <text:span text:style-name="HTML_20_Typewriter"><text:span text:style-name="T11">/etc/nss-ldapd.conf</text:span></text:span>.</text:p>
      <text:p text:style-name="Standard"/>
      <text:p text:style-name="Standard">ldapsearch -x -h localhost -b "dc=bitsmasher,dc=net" "(objectClass=*)"</text:p>
      <text:p text:style-name="Standard">netstat -tunlp | grep slapd</text:p>
      <text:list xml:id="list91558582243694" text:continue-list="list91559321011060" text:style-name="WWNum3">
        <text:list-item>
          <text:list>
            <text:list-item>
              <text:h text:style-name="P26" text:outline-level="1"><text:bookmark-start text:name="_Toc382918339"/><text:bookmark-start text:name="__RefHeading___Toc3466_3693788041"/><text:soft-page-break/>(Directory service) with TLS<text:bookmark-end text:name="_Toc382918339"/><text:bookmark-end text:name="__RefHeading___Toc3466_3693788041"/></text:h>
            </text:list-item>
          </text:list>
        </text:list-item>
      </text:list>
      <text:p text:style-name="Standard"/>
      <text:p text:style-name="P16">ldapsearch -x -d 1 </text:p>
      <text:p text:style-name="P15">root@netlab1:/var/log# gnutls-cli-debug -p 636 localhost</text:p>
      <text:p text:style-name="P15">Resolving 'localhost'...</text:p>
      <text:p text:style-name="P15">Connecting to '::1:636'...</text:p>
      <text:p text:style-name="P15">Checking for SSL 3.0 support... no</text:p>
      <text:p text:style-name="P15">Checking whether %COMPAT is required... yes</text:p>
      <text:p text:style-name="P15">Checking for TLS 1.0 support... no</text:p>
      <text:p text:style-name="P15">Checking for TLS 1.1 support... no</text:p>
      <text:p text:style-name="P15">Checking fallback from TLS 1.1 to... failed</text:p>
      <text:p text:style-name="P15">Checking for TLS 1.2 support... no</text:p>
      <text:p text:style-name="P15">Checking whether we need to disable TLS 1.0... yes</text:p>
      <text:p text:style-name="No_20_Spacing"/>
      <text:p text:style-name="No_20_Spacing">Server does not support any of SSL 3.0, TLS 1.0 and TLS 1.1</text:p>
      <text:p text:style-name="Standard"/>
      <text:p text:style-name="Standard">Ldapsearch with –x with use plaintext. This is on port 389. </text:p>
      <text:p text:style-name="Standard">To use TLS, you omit the –x flag and pass the ldapsearch the –Z or –ZZ command. For this to work you have to have the certificates in place, use ldaps://, and port 636. </text:p>
      <text:p text:style-name="Standard">For SSL, You omit the –x flag. <text:s/>Without -x, you get SASL binds, but that means you need to have CyrusSASL or something else installed. So far I have not been using CyrusSASL. </text:p>
      <text:p text:style-name="Standard"/>
      <text:p text:style-name="Standard"/>
      <text:p text:style-name="Standard">For openBSD, install the package:</text:p>
      <text:p text:style-name="Standard">/usr/ports/sysutils/login_ldap</text:p>
      <text:p text:style-name="Standard">Next, edit: /etc/login.conf (check the man page too: man login_ldap) (this is for freebsd, openbsd)</text:p>
      <text:p text:style-name="Standard"/>
      <text:p text:style-name="P7">ldap:\</text:p>
      <text:p text:style-name="P7"><text:s text:c="8"/>:auth=-ldap:\</text:p>
      <text:p text:style-name="P7"><text:s text:c="8"/>:x-ldap-server=ldap.bitsmasher.net,,ssl:\</text:p>
      <text:p text:style-name="P7"><text:s text:c="8"/>:x-ldap-basedn=ou=Users,dc=bitsmasher,dc=net:\</text:p>
      <text:p text:style-name="P7"><text:s text:c="8"/>:x-ldap-filter=(&amp;(objectclass=posixAccount)(uid=%u)):\</text:p>
      <text:p text:style-name="P7"><text:s text:c="8"/>:tc=default:</text:p>
      <text:p text:style-name="Standard"/>
      <text:p text:style-name="Standard"/>
      <text:h text:style-name="Heading_20_4" text:outline-level="4"><text:soft-page-break/>For FreeBSD LDAP client setup:</text:h>
      <text:p text:style-name="Standard"/>
      <text:p text:style-name="Standard"><text:a xlink:type="simple" xlink:href="http://www.freebsd.org/doc/en/articles/ldap-auth/client.html" text:style-name="Internet_20_link" text:visited-style-name="Visited_20_Internet_20_Link"><text:span text:style-name="Internet_20_link">http://www.freebsd.org/doc/en/articles/ldap-auth/client.html</text:span></text:a></text:p>
      <text:p text:style-name="Standard">cd /usr/ports/net/openldap24-client; make install clean</text:p>
      <text:p text:style-name="Standard">The configuration file for the <text:span text:style-name="T9">OpenLDAP</text:span> libraries is <text:span text:style-name="HTML_20_Typewriter"><text:span text:style-name="T11">/usr/local/etc/openldap/ldap.conf</text:span></text:span>.</text:p>
      <text:p text:style-name="No_20_Spacing">BASE dc=bitsmasher,dc=net</text:p>
      <text:p text:style-name="No_20_Spacing">URI ldaps://gigantor.bitsmasher.net/</text:p>
      <text:p text:style-name="No_20_Spacing">SIZELIMIT <text:s text:c="6"/>12</text:p>
      <text:p text:style-name="No_20_Spacing">TIMELIMIT <text:s text:c="6"/>15</text:p>
      <text:p text:style-name="No_20_Spacing">DEREF <text:s text:c="10"/>never</text:p>
      <text:p text:style-name="No_20_Spacing"># TLS configuration</text:p>
      <text:p text:style-name="No_20_Spacing">TLS_CACERT <text:s text:c="6"/>/usr/local/etc/openldap/ssl/ca.crt</text:p>
      <text:p text:style-name="No_20_Spacing">TLS_CIPHER_SUITE HIGH:MEDIUM:+SSLv3</text:p>
      <text:p text:style-name="Standard"/>
      <text:p text:style-name="Standard">mkdir /usr/local/etc/openldap/ssl</text:p>
      <text:p text:style-name="Standard">copy ca.crt from gigantor:/etc/openldap/ssl into the new directory. </text:p>
      <text:p text:style-name="Standard"/>
      <text:p text:style-name="Standard">++++++++++++++++++++++++++++++++++++++++++++++++++</text:p>
      <text:p text:style-name="Standard"/>
      <text:p text:style-name="Standard">/etc/openldap/slapd.conf</text:p>
      <text:p text:style-name="No_20_Spacing">ldapsearch -x -b "" -s base -LLL supportedSASLMechanisms</text:p>
      <text:p text:style-name="No_20_Spacing"/>
      <text:p text:style-name="No_20_Spacing">http://www.bayour.com/LDAPv3-HOWTO.html#4.5.3.6.Modify%20the%20LDAP%20database%20to%20allow%20simple%20bind%20as%20user.|outline</text:p>
      <text:p text:style-name="No_20_Spacing"/>
      <text:p text:style-name="No_20_Spacing"># Testing OpenLDAP, simple/anonymous bind, with SSL/TLS</text:p>
      <text:p text:style-name="No_20_Spacing"># NOTE: <text:s/><text:span text:style-name="T17">requires</text:span> the FQDN one connects to matches the one in the certificate.</text:p>
      <text:p text:style-name="No_20_Spacing">ldapsearch -H ldaps://localhost -x -b "" -s base -LLL supportedSASLMechanisms</text:p>
      <text:p text:style-name="No_20_Spacing"/>
      <text:p text:style-name="Standard"># Testing OpenLDAP, using your Kerberos ticket</text:p>
      <text:p text:style-name="P40">ldapsearch -H ldaps://gigantor.bitsmasher.net/ -I -b "" -s base -LLL supportedSASLMechanisms</text:p>
      <text:p text:style-name="Standard"># Testing OpenLDAP, using your Kerberos ticket, with SSL/TLS</text:p>
      <text:p text:style-name="Standard"><text:soft-page-break/>verify that a SSL and TLS works with SASL to by using <text:span text:style-name="T18">-ZZ</text:span> and <text:span text:style-name="T18">-H</text:span> parameters to the above <text:span text:style-name="T9">ldapsearch</text:span> command line. The difference between <text:span text:style-name="T18">-Z</text:span> and <text:span text:style-name="T18">-ZZ</text:span> is that the later requires the operation to be successful.</text:p>
      <text:p text:style-name="Standard"/>
      <text:p text:style-name="Standard"/>
      <text:p text:style-name="Standard"># Testing OpenLDAP, simple user bind, with SSL/TLS</text:p>
      <text:p text:style-name="Standard">root@gigantor:/var/log&gt; ldapsearch -x -D 'uid=root,ou=Users,dc=bitsmasher,dc=net' -W -b "" -s base -LLL -H ldaps://gigantor.bitsmasher.net/ supportedSASLMechanisms</text:p>
      <text:p text:style-name="Standard">Enter LDAP Password: (instinct)</text:p>
      <text:p text:style-name="Standard"/>
      <text:p text:style-name="No_20_Spacing"/>
      <text:p text:style-name="No_20_Spacing">++++++++++++++++++++++++++++++++++++++++++++++++</text:p>
      <text:p text:style-name="No_20_Spacing">ldapsearch -x -LL -b 'ou=Groups,dc=bitsmasher,dc=net' -s sub</text:p>
      <text:p text:style-name="No_20_Spacing">ldapsearch -x -b '' -s base '(objectclass=*)' namingContexts</text:p>
      <text:p text:style-name="No_20_Spacing">ldapsearch -x -b"dc=bitsmasher,dc=net" uid=franklin userPassword</text:p>
      <text:p text:style-name="No_20_Spacing">ldapsearch -b 'dc=bitsmasher,dc=net' -x</text:p>
      <text:p text:style-name="Standard"/>
      <text:p text:style-name="No_20_Spacing">ldapwhoami -x -D 'uid=franklin,ou=Users,dc=bitsmasher,dc=net' –W</text:p>
      <text:p text:style-name="No_20_Spacing">root@gigantor:/var/run/saslauthd&gt; ldapwhoami -x -D 'uid=root,ou=Users,dc=bitsmasher,dc=net' -W</text:p>
      <text:p text:style-name="No_20_Spacing">Enter LDAP Password: (instinct)</text:p>
      <text:p text:style-name="No_20_Spacing">dn:uid=root,ou=Users,dc=bitsmasher,dc=net</text:p>
      <text:p text:style-name="No_20_Spacing"/>
      <text:p text:style-name="No_20_Spacing"># Do a “kinit” and hit enter at the prompt:</text:p>
      <text:p text:style-name="No_20_Spacing"># SASL/GSSAPI authentication started</text:p>
      <text:p text:style-name="No_20_Spacing"># SASL Interaction</text:p>
      <text:p text:style-name="No_20_Spacing"># Please enter your authorization name:</text:p>
      <text:p text:style-name="Standard">ldapsearch -I -b"dc=bitsmasher,dc=net" uid=franklin userPassword</text:p>
      <text:p text:style-name="Standard"/>
      <text:p text:style-name="P23">[root@gigantor ~]# /usr/local/sbin/smbldap-populate</text:p>
      <text:p text:style-name="P23">Populating LDAP directory for domain BITSMASHER (S-1-5-21-1668329231-3356681009-513988110)</text:p>
      <text:p text:style-name="P23">(using builtin directory structure)</text:p>
      <text:p text:style-name="P23"/>
      <text:p text:style-name="P23">adding new entry: dc=bitsmasher,dc=net</text:p>
      <text:p text:style-name="P23">adding new entry: ou=Users,dc=bitsmasher,dc=net</text:p>
      <text:p text:style-name="P23">adding new entry: ou=Groups,dc=bitsmasher,dc=net</text:p>
      <text:p text:style-name="P23">adding new entry: ou=Computers,dc=bitsmasher,dc=net</text:p>
      <text:p text:style-name="P23">adding new entry: ou=Idmap,dc=bitsmasher,dc=net</text:p>
      <text:p text:style-name="P23">adding new entry: uid=root,ou=Users,dc=bitsmasher,dc=net</text:p>
      <text:p text:style-name="P23"><text:soft-page-break/>adding new entry: uid=nobody,ou=Users,dc=bitsmasher,dc=net</text:p>
      <text:p text:style-name="P23">adding new entry: cn=Domain Admins,ou=Groups,dc=bitsmasher,dc=net</text:p>
      <text:p text:style-name="P23">adding new entry: cn=Domain Users,ou=Groups,dc=bitsmasher,dc=net</text:p>
      <text:p text:style-name="P23">adding new entry: cn=Domain Guests,ou=Groups,dc=bitsmasher,dc=net</text:p>
      <text:p text:style-name="P23">adding new entry: cn=Domain Computers,ou=Groups,dc=bitsmasher,dc=net</text:p>
      <text:p text:style-name="P23">adding new entry: cn=Administrators,ou=Groups,dc=bitsmasher,dc=net</text:p>
      <text:p text:style-name="P23">adding new entry: cn=Account Operators,ou=Groups,dc=bitsmasher,dc=net</text:p>
      <text:p text:style-name="P23">adding new entry: cn=Print Operators,ou=Groups,dc=bitsmasher,dc=net</text:p>
      <text:p text:style-name="P23">adding new entry: cn=Backup Operators,ou=Groups,dc=bitsmasher,dc=net</text:p>
      <text:p text:style-name="P23">adding new entry: cn=Replicators,ou=Groups,dc=bitsmasher,dc=net</text:p>
      <text:p text:style-name="P23">adding new entry: sambaDomainName=BITSMASHER,dc=bitsmasher,dc=net</text:p>
      <text:p text:style-name="P23"/>
      <text:p text:style-name="P23">Please provide a password for the domain root:</text:p>
      <text:p text:style-name="P23">Changing UNIX and samba passwords for root</text:p>
      <text:p text:style-name="P23">New password:</text:p>
      <text:p text:style-name="P23">Retype new password:</text:p>
      <text:p text:style-name="P23">[root@gigantor ~]#</text:p>
      <text:p text:style-name="P23"/>
      <text:p text:style-name="P23">ldapsearch -x -LL -b 'ou=Groups,dc=bitsmasher,dc=net' -s sub</text:p>
      <text:p text:style-name="P23"/>
      <text:p text:style-name="P23">[root@gigantor sbin]# smbldap-groupadd -a -g 1500 fubaria</text:p>
      <text:p text:style-name="P23">[root@gigantor sbin]# groupadd -g 1500 fubaria</text:p>
      <text:p text:style-name="P23"/>
      <text:p text:style-name="P23">[root@gigantor samba]# net groupmap add rid=1500 unixgroup="fubaria" ntgroup="fubaria"</text:p>
      <text:p text:style-name="P23">adding entry for group fubaria failed!</text:p>
      <text:p text:style-name="P23"/>
      <text:p text:style-name="P23"/>
      <text:p text:style-name="P23">[root@gigantor share]# <text:span text:style-name="T19">smbldap-groupadd -a -g 666 fubaria</text:span></text:p>
      <text:p text:style-name="P23"/>
      <text:p text:style-name="P23">dn: cn=fubaria,ou=Groups,dc=bitsmasher,dc=net</text:p>
      <text:p text:style-name="P23">objectClass: top</text:p>
      <text:p text:style-name="P23">objectClass: posixGroup</text:p>
      <text:p text:style-name="P23">objectClass: sambaGroupMapping</text:p>
      <text:p text:style-name="P23">cn: fubaria</text:p>
      <text:p text:style-name="P23">gidNumber: 666</text:p>
      <text:p text:style-name="P23">sambaSID: S-1-5-21-1668329231-3356681009-513988110-2333</text:p>
      <text:p text:style-name="P23">sambaGroupType: 2</text:p>
      <text:p text:style-name="P23">displayName: fubaria </text:p>
      <text:p text:style-name="P23"/>
      <text:p text:style-name="P23">[root@gigantor smbldap-tools]# smbldap-groupadd -g 1500 fubaria</text:p>
      <text:p text:style-name="P23">[root@gigantor smbldap-tools]# smbldap-useradd -w -u 3000 badreligion$</text:p>
      <text:p text:style-name="P23">[root@gigantor smbldap-tools]# smbldap-useradd -w -u 3001 alexpc$</text:p>
      <text:p text:style-name="P23">[root@gigantor smbldap-tools]# smbldap-useradd -w -u 3002 conky$</text:p>
      <text:p text:style-name="P23"/>
      <text:p text:style-name="P23">ldapsearch -x -LL -b 'ou=Users,dc=bitsmasher,dc=net' -s sub</text:p>
      <text:p text:style-name="P23"/>
      <text:p text:style-name="P23">#smbldap-useradd -a -u 2000 -G 513 -N Franklin -S Diaz -c "Franklin Diaz" franklin</text:p>
      <text:p text:style-name="P23">#this one works a little better</text:p>
      <text:p text:style-name="P46"><text:soft-page-break/>smbldap-useradd -a -m -c "franklin" franklin</text:p>
      <text:p text:style-name="P23"/>
      <text:p text:style-name="P23">[root@gigantor smbldap-tools]# <text:span text:style-name="T19">smbldap-usershow franklin</text:span></text:p>
      <text:p text:style-name="P23">dn: uid=franklin,ou=Users,dc=bitsmasher,dc=net</text:p>
      <text:p text:style-name="P23">objectClass: top,person,organizationalPerson,inetOrgPerson,posixAccount,shadowAccount,sambaSamAccount</text:p>
      <text:p text:style-name="P23">cn: franklin</text:p>
      <text:p text:style-name="P23">sn: franklin</text:p>
      <text:p text:style-name="P23">givenName: franklin</text:p>
      <text:p text:style-name="P23">uid: franklin</text:p>
      <text:p text:style-name="P23">uidNumber: 1001</text:p>
      <text:p text:style-name="P23">gidNumber: 513</text:p>
      <text:p text:style-name="P23">homeDirectory: /home/franklin</text:p>
      <text:p text:style-name="P23">loginShell: /bin/ksh</text:p>
      <text:p text:style-name="P23">gecos: franklin</text:p>
      <text:p text:style-name="P23">sambaLogonTime: 0</text:p>
      <text:p text:style-name="P23">sambaLogoffTime: 2147483647</text:p>
      <text:p text:style-name="P23">sambaKickoffTime: 2147483647</text:p>
      <text:p text:style-name="P23">sambaPwdCanChange: 0</text:p>
      <text:p text:style-name="P23">displayName: franklin</text:p>
      <text:p text:style-name="P23">sambaSID: S-1-5-21-1668329231-3356681009-513988110-3002</text:p>
      <text:p text:style-name="P23">sambaPrimaryGroupSID: S-1-5-21-1668329231-3356681009-513988110-513</text:p>
      <text:p text:style-name="P23">sambaLogonScript: logon.bat</text:p>
      <text:p text:style-name="P23">sambaHomeDrive: H:</text:p>
      <text:p text:style-name="P23">sambaLMPassword: 4A0E0BE6DCE7A2294C995AFC52163EA2</text:p>
      <text:p text:style-name="P23">sambaAcctFlags: [U]</text:p>
      <text:p text:style-name="P23">sambaNTPassword: AB788F89785B6387B900F5F106D895B9</text:p>
      <text:p text:style-name="P23">sambaPwdLastSet: 1363643438</text:p>
      <text:p text:style-name="P23">sambaPwdMustChange: 1367531438</text:p>
      <text:p text:style-name="P23">userPassword: {SSHA}ncVoQBoBSmLXJikgIQcDAaI0d+hLeVF5</text:p>
      <text:p text:style-name="P23">[root@gigantor smbldap-tools]#</text:p>
      <text:p text:style-name="P23"/>
      <text:p text:style-name="P23"><text:span text:style-name="T5">[root@gigantor kerberosV]# </text:span><text:span text:style-name="T6">smbldap-useradd -t 0 -w darwin$</text:span><text:span text:style-name="T5"> <text:s text:c="30"/></text:span></text:p>
      <text:p text:style-name="P23"><text:span text:style-name="T5">[root@gigantor kerberosV]# </text:span><text:span text:style-name="T6">net groupmap list</text:span></text:p>
      <text:p text:style-name="P43">Domain Admins (S-1-5-21-1668329231-3356681009-513988110-512) -&gt; 512</text:p>
      <text:p text:style-name="P43">Domain Users (S-1-5-21-1668329231-3356681009-513988110-513) -&gt; 513</text:p>
      <text:p text:style-name="P43">Domain Guests (S-1-5-21-1668329231-3356681009-513988110-514) -&gt; 514</text:p>
      <text:p text:style-name="P43">Domain Computers (S-1-5-21-1668329231-3356681009-513988110-515) -&gt; 515</text:p>
      <text:p text:style-name="P43">Administrators (S-1-5-32-544) -&gt; _openldap</text:p>
      <text:p text:style-name="P43">Account Operators (S-1-5-32-548) -&gt; 548</text:p>
      <text:p text:style-name="P43">Print Operators (S-1-5-32-550) -&gt; 550</text:p>
      <text:p text:style-name="P43">Backup Operators (S-1-5-32-551) -&gt; 551</text:p>
      <text:p text:style-name="P43">Replicators (S-1-5-32-552) -&gt; 552</text:p>
      <text:p text:style-name="P43">Users (S-1-5-32-545) -&gt; 2000</text:p>
      <text:p text:style-name="P43">fubaria (S-1-5-21-1668329231-3356681009-513988110-2333) -&gt; 666</text:p>
      <text:p text:style-name="P23"/>
      <text:p text:style-name="P23"/>
      <text:p text:style-name="P23"/>
      <text:p text:style-name="P23">root@gigantor:/root&gt; ldapsearch -I -Y GSSAPI -H ldaps:/// -b ""</text:p>
      <text:p text:style-name="P23">SASL/GSSAPI authentication started</text:p>
      <text:p text:style-name="P23">SASL Interaction</text:p>
      <text:p text:style-name="P23"><text:soft-page-break/>Please enter your authorization name: root</text:p>
      <text:p text:style-name="P23">ldap_sasl_interactive_bind_s: Local error (-2)</text:p>
      <text:p text:style-name="P23"><text:s text:c="8"/>additional info: SASL(-1): generic failure: GSSAPI Error: <text:s/>Miscellaneous failure (see text) (Server (ldap/gigantor.bitsmasher.net@BITSMASHER.NET) unknown)</text:p>
      <text:p text:style-name="P23">root@gigantor:/root&gt;</text:p>
      <text:p text:style-name="Standard"/>
      <text:p text:style-name="Standard">/var/www/phpldapadmin</text:p>
      <text:p text:style-name="Standard"/>
      <text:p text:style-name="Standard"/>
      <text:h text:style-name="Heading_20_2" text:outline-level="2"><text:bookmark-start text:name="__RefHeading___Toc3468_3693788041"/><text:bookmark-start text:name="_Toc382918340"/>ypldap -- YP map server using LDAP backend<text:bookmark-end text:name="__RefHeading___Toc3468_3693788041"/><text:bookmark-end text:name="_Toc382918340"/></text:h>
      <text:p text:style-name="HTML_20_Preformatted">Needs portmap, ypldap, and ypbind daemons. The ypserv is not needed. <text:s/>The config file is /etc/ypldap.conf</text:p>
      <text:p text:style-name="Standard"/>
      <text:p text:style-name="Standard"><text:a xlink:type="simple" xlink:href="http://www.kernel-panic.it/openbsd/pdc/pdc4.html#pdc-4.3" text:style-name="Internet_20_link" text:visited-style-name="Visited_20_Internet_20_Link"><text:span text:style-name="Internet_20_link">http://www.kernel-panic.it/openbsd/pdc/pdc4.html#pdc-4.3</text:span></text:a></text:p>
      <text:p text:style-name="Standard"/>
      <text:p text:style-name="P9">root@darwin:/root&gt; domainname bitsmasher.net</text:p>
      <text:p text:style-name="P9">root@darwin:/root&gt; cat /etc/defaultdomain</text:p>
      <text:p text:style-name="P9">cat: /etc/defaultdomain: No such file or directory</text:p>
      <text:p text:style-name="P9">root@darwin:/root&gt; echo "bitsmasher.net" &gt; /etc/defaultdomain</text:p>
      <text:p text:style-name="P9"/>
      <text:p text:style-name="P47">test it with: </text:p>
      <text:p text:style-name="Standard"><text:span text:style-name="T20">#</text:span><text:span text:style-name="T21"> ypldap –dv</text:span></text:p>
      <text:p text:style-name="P47">It should display the ldap users and information and if it don't shows or you get any error don't panic just continue the further steps.</text:p>
      <text:p text:style-name="No_20_Spacing"><text:s/>openBSD</text:p>
      <text:p text:style-name="No_20_Spacing">cd /usr/ports/sysutils/login_ldap; make install</text:p>
      <text:p text:style-name="No_20_Spacing">update /etc/login.conf</text:p>
      <text:p text:style-name="No_20_Spacing">echo ‘bitsmasher.net’ &gt; /etc/defaultdomain</text:p>
      <text:p text:style-name="No_20_Spacing">echo ‘bitsmasher.net’ &gt; /etc/yp/ldap.bitsmasher.net </text:p>
      <text:p text:style-name="No_20_Spacing"/>
      <text:p text:style-name="P6">$ sudo vipw</text:p>
      <text:p text:style-name="P6">$ sudo tail -1 /etc/master.passwd</text:p>
      <text:p text:style-name="P6">+:::::::::/bin/ksh</text:p>
      <text:p text:style-name="P6"/>
      <text:p text:style-name="P6">$ sudo vi /etc/group</text:p>
      <text:p text:style-name="P6">$ tail -1 /etc/group</text:p>
      <text:p text:style-name="P6">+:::</text:p>
      <text:p text:style-name="P11"/>
      <text:h text:style-name="Heading_20_1" text:outline-level="1"><text:bookmark-start text:name="__RefHeading___Toc3470_3693788041"/><text:bookmark-start text:name="_Toc382918341"/><text:soft-page-break/>More Kerberos Setup<text:bookmark-end text:name="__RefHeading___Toc3470_3693788041"/><text:bookmark-end text:name="_Toc382918341"/></text:h>
      <text:p text:style-name="Standard"/>
      <text:p text:style-name="No_20_Spacing">root@gigantor:/root&gt; kadmin -l</text:p>
      <text:p text:style-name="No_20_Spacing">kadmin&gt; init BITSMASHER.NET</text:p>
      <text:p text:style-name="No_20_Spacing">kadmin&gt; list *</text:p>
      <text:p text:style-name="Standard"/>
      <text:p text:style-name="P22"><text:span text:style-name="T7">To enable Kerberos binding to the </text:span><text:span text:style-name="T13">OpenLDAP</text:span><text:span text:style-name="T7"> Debian server, create a principal </text:span><text:span text:style-name="T1">ldap/earth.sample.com</text:span><text:span text:style-name="T7"> and add that to the keytab:</text:span></text:p>
      <text:p text:style-name="P6">kadmin add -r ldap/earth.sample.com</text:p>
      <text:p text:style-name="P6"/>
      <text:p text:style-name="P6"/>
      <text:p text:style-name="P24"><text:span text:style-name="T4">Using ktutil on Debian</text:span><text:span text:style-name="T1">:</text:span></text:p>
      <text:p text:style-name="P48">ktutil get ldap/earth.sample.com</text:p>
      <text:p text:style-name="P6"><text:s/></text:p>
      <text:p text:style-name="P6"># ktutil</text:p>
      <text:p text:style-name="P6">ktutil: <text:s/>rkt /etc/krb5.keytab</text:p>
      <text:p text:style-name="P6">ktutil: <text:s/>list</text:p>
      <text:p text:style-name="Standard"/>
      <text:p text:style-name="Standard">add -policy service -randkey ldap/ldap.bitsmasher.net</text:p>
      <text:p text:style-name="No_20_Spacing">root@darwin:/root&gt; kadmin -l</text:p>
      <text:p text:style-name="No_20_Spacing">kadmin&gt; add -r ldap/gigantor.bitsmasher.net</text:p>
      <text:p text:style-name="No_20_Spacing">kadmin&gt; ext ldap/gigantor.bitsmasher.net</text:p>
      <text:p text:style-name="No_20_Spacing">kadmin&gt; add -r ldap/darwin.bitsmasher.net</text:p>
      <text:p text:style-name="No_20_Spacing">kadmin&gt; ext ldap/darwin.bitsmasher.net</text:p>
      <text:p text:style-name="No_20_Spacing">kadmin&gt; add -r ldap/fubaria.bitsmasher.net</text:p>
      <text:p text:style-name="No_20_Spacing">kadmin&gt; ext ldap/fubaria.bitsmasher.net</text:p>
      <text:p text:style-name="No_20_Spacing">kadmin&gt; ext ldap/mail.bitsmasher.net</text:p>
      <text:p text:style-name="No_20_Spacing">kadmin&gt; ext ldap/www.bitsmasher.net</text:p>
      <text:p text:style-name="No_20_Spacing">kadmin&gt; add -r ldap/badreligion.bitsmasher.net</text:p>
      <text:p text:style-name="No_20_Spacing">kadmin&gt; ext ldap/badreligion.bitsmasher.net</text:p>
      <text:p text:style-name="No_20_Spacing"/>
      <text:h text:style-name="Heading_20_4" text:outline-level="4">Using Kerberos Authentication with LDAP</text:h>
      <text:p text:style-name="Standard"/>
      <text:p text:style-name="Standard">You should now be able to use tools, such as <text:span text:style-name="application">ldapsearch</text:span>, with <text:span text:style-name="application">Kerberos</text:span> authentication automatically.</text:p>
      <text:p text:style-name="Standard">root@gigantor:/etc/kerberosV&gt; ldapsearch -b ou=Users,dc=bitsmasher,dc=net '(uid=franklin)'</text:p>
      <text:p text:style-name="Standard">SASL/GSSAPI authentication started</text:p>
      <text:p text:style-name="Standard">ldap_sasl_interactive_bind_s: Other (e.g., implementation specific) error (80)</text:p>
      <text:p text:style-name="Standard"><text:s text:c="8"/>additional info: SASL(-1): generic failure: Could not open db</text:p>
      <text:p text:style-name="Standard"><text:soft-page-break/></text:p>
      <text:p text:style-name="Standard"/>
      <text:p text:style-name="Standard"/>
      <text:p text:style-name="Standard"/>
      <text:p text:style-name="No_20_Spacing"><text:s text:c="2"/></text:p>
      <text:p text:style-name="No_20_Spacing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rdia New" svg:font-family="'Cordia Ne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CourierNewPSMT" svg:font-family="CourierNewPSMT" style:font-family-generic="roman" style:font-pitch="variable"/>
    <style:font-face style:name="CourierNewPSMT1" svg:font-family="CourierNewPSMT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ne87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ja" style:country-asian="JP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comment-copy" style:family="text" style:parent-style-name="Default_20_Paragraph_20_Font"/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application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ile" style:family="text" style:parent-style-name="Default_20_Paragraph_20_Font"/>
    <style:style style:name="cmd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klin e. diaz</meta:initial-creator>
    <meta:editing-cycles>101</meta:editing-cycles>
    <meta:creation-date>2013-03-20T14:03:00</meta:creation-date>
    <dc:date>2025-03-20T09:15:57.611042597</dc:date>
    <meta:editing-duration>P3DT2H58M46S</meta:editing-duration>
    <meta:generator>LibreOffice/7.3.7.2$Linux_X86_64 LibreOffice_project/30$Build-2</meta:generator>
    <meta:document-statistic meta:table-count="2" meta:image-count="0" meta:object-count="0" meta:page-count="24" meta:paragraph-count="648" meta:word-count="3418" meta:character-count="29443" meta:non-whitespace-character-count="25698"/>
    <meta:user-defined meta:name="AppVersion">14.0000</meta:user-defined>
    <meta:template xlink:type="simple" xlink:actuate="onRequest" xlink:title="Normal.dotm" xlink:href=""/>
  </office:meta>
</office:document-meta>
</file>